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598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1681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1.7902in"/>
    </style:style>
    <style:style style:name="co26" style:family="table-column">
      <style:table-column-properties fo:break-before="auto" style:column-width="1.522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5173in"/>
    </style:style>
    <style:style style:name="co30" style:family="table-column">
      <style:table-column-properties fo:break-before="auto" style:column-width="0.55in"/>
    </style:style>
    <style:style style:name="co31" style:family="table-column">
      <style:table-column-properties fo:break-before="auto" style:column-width="0.539in"/>
    </style:style>
    <style:style style:name="co23" style:family="table-column">
      <style:table-column-properties fo:break-before="auto" style:column-width="1.4689in"/>
    </style:style>
    <style:style style:name="co24" style:family="table-column">
      <style:table-column-properties fo:break-before="auto" style:column-width="1.6618in"/>
    </style:style>
    <style:style style:name="co25" style:family="table-column">
      <style:table-column-properties fo:break-before="auto" style:column-width="1.3827in"/>
    </style:style>
    <style:style style:name="co32" style:family="table-column">
      <style:table-column-properties fo:break-before="auto" style:column-width="1.1362in"/>
    </style:style>
    <style:style style:name="co33" style:family="table-column">
      <style:table-column-properties fo:break-before="auto" style:column-width="1.1575in"/>
    </style:style>
    <style:style style:name="co34" style:family="table-column">
      <style:table-column-properties fo:break-before="auto" style:column-width="1.1791in"/>
    </style:style>
    <style:style style:name="co35" style:family="table-column">
      <style:table-column-properties fo:break-before="auto" style:column-width="0.4173in"/>
    </style:style>
    <style:style style:name="co36" style:family="table-column">
      <style:table-column-properties fo:break-before="auto" style:column-width="0.45in"/>
    </style:style>
    <style:style style:name="co37" style:family="table-column">
      <style:table-column-properties fo:break-before="auto" style:column-width="0.43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611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4453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PageStyle_5f_Double_20_recipe_20_matching_20_template">
      <style:table-properties table:display="true" style:writing-mode="lr-tb"/>
    </style:style>
    <style:style style:name="ta2" style:family="table" style:master-page-name="PageStyle_5f_Machine_20_dat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cipe_20_calculator_20_template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001" style:family="table-cell" style:parent-style-name="Default" style:data-style-name="N0">
      <style:table-cell-properties fo:border-bottom="none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7" style:family="table-cell" style:parent-style-name="Default">
      <style:table-cell-properties fo:border-bottom="none" fo:background-color="#d9d9d9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1201" style:family="table-cell" style:parent-style-name="Default">
      <style:table-cell-properties fo:border-bottom="none" fo:background-color="#d9d9d9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2" style:family="table-cell" style:parent-style-name="Default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/>
      <style:text-properties fo:font-size="11pt" fo:font-weight="normal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fo:background-color="#d9d9d9" fo:border="none"/>
      <style:text-properties fo:font-size="11pt" style:font-size-asian="11pt" style:font-size-complex="11pt"/>
    </style:style>
    <style:style style:name="ce201" style:family="table-cell" style:parent-style-name="Default">
      <style:table-cell-properties fo:border-bottom="none" fo:background-color="#d9d9d9" fo:border-left="none" fo:border-right="none" fo:border-top="0.74pt solid #000000"/>
      <style:text-properties fo:font-size="11pt" style:font-size-asian="11pt" style:font-size-complex="11pt"/>
    </style:style>
    <style:style style:name="ce202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able-cell-properties fo:border-bottom="none" fo:background-color="#d9d9d9" fo:border-left="none" fo:border-right="0.74pt solid #000000" fo:border-top="0.74pt solid #000000"/>
      <style:text-properties fo:font-size="11pt" style:font-size-asian="11pt" style:font-size-complex="11pt"/>
    </style:style>
    <style:style style:name="ce204" style:family="table-cell" style:parent-style-name="Default">
      <style:table-cell-properties fo:border-bottom="none" fo:background-color="#d9d9d9" fo:border-left="none" fo:border-right="0.74pt solid #000000" fo:border-top="none"/>
      <style:text-properties fo:font-size="11pt" style:font-size-asian="11pt" style:font-size-complex="11pt"/>
    </style:style>
    <style:style style:name="ce205" style:family="table-cell" style:parent-style-name="Default">
      <style:table-cell-properties fo:border-bottom="none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d9d9d9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d9d9d9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fo:background-color="#d9d9d9" fo:border-left="0.74pt solid #000000" fo:border-right="none" fo:border-top="0.74pt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order-bottom="none" fo:background-color="#d9d9d9" fo:border-left="0.74pt solid #000000" fo:border-right="none" fo:border-top="none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0.74pt solid #000000" fo:background-color="#d9d9d9" fo:border-left="0.74pt solid #000000" fo:border-right="none" fo:border-top="none"/>
      <style:text-properties fo:font-size="11pt" style:font-size-asian="11pt" style:font-size-complex="11pt"/>
    </style:style>
    <style:style style:name="ce40" style:family="table-cell" style:parent-style-name="Default">
      <style:table-cell-properties fo:border-bottom="none" fo:background-color="#d9d9d9" fo:wrap-option="wrap" fo:border-left="none" fo:border-right="0.74pt solid #000000" fo:border-top="non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bottom="0.74pt solid #000000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79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3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4" style:family="table-cell" style:parent-style-name="Default">
      <style:table-cell-properties fo:border-bottom="none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975" style:family="table-cell" style:parent-style-name="Default">
      <style:table-cell-properties fo:border-bottom="0.74pt solid #000000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7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9" style:family="table-cell" style:parent-style-name="Default">
      <style:table-cell-properties fo:border-bottom="none" fo:background-color="#d9d9d9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7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8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9" style:family="table-cell" style:parent-style-name="Default">
      <style:table-cell-properties fo:border-bottom="none" fo:background-color="#d9d9d9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1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3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5" style:family="table-cell" style:parent-style-name="Default">
      <style:table-cell-properties fo:border-bottom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6" style:family="table-cell" style:parent-style-name="Default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8" style:family="table-cell" style:parent-style-name="Default">
      <style:table-cell-properties fo:border-bottom="0.74pt solid #000000" fo:background-color="#d9d9d9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9" style:family="table-cell" style:parent-style-name="Default">
      <style:table-cell-properties fo:border-bottom="none" fo:background-color="#d9d9d9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6" style:family="table-cell" style:parent-style-name="Default">
      <style:table-cell-properties fo:border-bottom="none" style:text-align-source="value-type" style:repeat-content="false" fo:wrap-option="wrap" fo:border-left="0.74pt ridge #000000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8" style:family="table-cell" style:parent-style-name="Default">
      <style:table-cell-properties fo:border-bottom="none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9" style:family="table-cell" style:parent-style-name="Default">
      <style:table-cell-properties fo:border-bottom="none" fo:border-left="0.74pt ridge #000000" fo:border-right="none" fo:border-top="0.74pt ridge #000000"/>
      <style:text-properties fo:font-size="12pt" style:font-size-asian="12pt" style:font-size-complex="12pt"/>
    </style:style>
    <style:style style:name="ce1212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5" style:family="table-cell" style:parent-style-name="Default">
      <style:table-cell-properties fo:border="none"/>
    </style:style>
    <style:style style:name="ce1216" style:family="table-cell" style:parent-style-name="Default">
      <style:table-cell-properties fo:border-bottom="none" fo:wrap-option="wrap" fo:border-left="none" fo:border-right="none" fo:border-top="0.74pt ridge #000000"/>
      <style:text-properties fo:font-size="12pt" style:font-size-asian="12pt" style:font-size-complex="12pt"/>
    </style:style>
    <style:style style:name="ce1219" style:family="table-cell" style:parent-style-name="Default">
      <style:table-cell-properties fo:border-bottom="none" style:text-align-source="value-type" style:repeat-content="false" fo:wrap-option="wrap" fo:border-left="none" style:direction="ltr" fo:border-right="0.74pt ridge #000000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0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1" style:family="table-cell" style:parent-style-name="Default">
      <style:table-cell-properties fo:border-bottom="none" fo:border-left="none" fo:border-right="0.74pt ridge #000000" fo:border-top="none"/>
    </style:style>
    <style:style style:name="ce1222" style:family="table-cell" style:parent-style-name="Default">
      <style:table-cell-properties fo:border-bottom="0.74pt ridge #000000" fo:border-left="none" fo:border-right="0.74pt ridge #000000" fo:border-top="none"/>
    </style:style>
    <style:style style:name="ce1223" style:family="table-cell" style:parent-style-name="Default">
      <style:table-cell-properties fo:border-bottom="none" fo:border-left="none" fo:border-right="0.74pt ridge #000000" fo:border-top="0.74pt ridge #000000"/>
      <style:text-properties fo:font-size="12pt" style:font-size-asian="12pt" style:font-size-complex="12pt"/>
    </style:style>
    <style:style style:name="ce1228" style:family="table-cell" style:parent-style-name="Default">
      <style:table-cell-properties fo:border-bottom="0.74pt ridge #000000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9" style:family="table-cell" style:parent-style-name="Default">
      <style:table-cell-properties fo:border-bottom="0.74pt ridge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1" style:family="table-cell" style:parent-style-name="Default">
      <style:table-cell-properties fo:border-bottom="none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2" style:family="table-cell" style:parent-style-name="Default">
      <style:table-cell-properties fo:border-bottom="0.74pt ridge #000000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800" style:family="table-cell" style:parent-style-name="Default">
      <style:table-cell-properties fo:border-bottom="none" fo:border-left="0.74pt ridge #000000" fo:border-right="none" fo:border-top="none"/>
    </style:style>
    <style:style style:name="ce801" style:family="table-cell" style:parent-style-name="Default">
      <style:table-cell-properties fo:border-bottom="0.74pt ridge #000000" fo:border-left="0.74pt ridge #000000" fo:border-right="none" fo:border-top="none"/>
    </style:style>
    <style:style style:name="ce807" style:family="table-cell" style:parent-style-name="Default">
      <style:table-cell-properties fo:border-bottom="0.74pt ridge #000000" fo:border-left="none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19" style:family="table-cell" style:parent-style-name="Default">
      <style:table-cell-properties fo:background-color="#dddddd"/>
    </style:style>
    <style:style style:name="ce153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82" style:family="table-cell" style:parent-style-name="Default">
      <style:table-cell-properties fo:border-bottom="none" fo:border-left="0.74pt solid #000000" fo:border-right="none" fo:border-top="0.74pt solid #000000"/>
    </style:style>
    <style:style style:name="ce306" style:family="table-cell" style:parent-style-name="Default">
      <style:table-cell-properties fo:wrap-option="wrap"/>
    </style:style>
    <style:style style:name="ce308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09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10" style:family="table-cell" style:parent-style-name="Default">
      <style:table-cell-properties fo:border-bottom="none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311" style:family="table-cell" style:parent-style-name="Default">
      <style:table-cell-properties fo:border-bottom="0.74pt solid #000000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134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35" style:family="table-cell" style:parent-style-name="Default">
      <style:table-cell-properties fo:border-bottom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none" fo:border-left="0.74pt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order-bottom="0.74pt solid #000000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ackground-color="#d9d9d9"/>
      <style:text-properties fo:font-size="11pt" style:font-size-asian="11pt" style:font-size-complex="11pt"/>
    </style:style>
    <style:style style:name="ce139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41" style:family="table-cell" style:parent-style-name="Default">
      <style:table-cell-properties fo:border-bottom="none" fo:background-color="#d9d9d9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d9d9d9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44" style:family="table-cell" style:parent-style-name="Default">
      <style:text-properties fo:font-size="11pt" style:font-size-asian="11pt" style:font-size-complex="11pt"/>
    </style:style>
    <style:style style:name="ce145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ddddd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fo:background-color="#d9d9d9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d9d9d9"/>
      <style:text-properties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d9d9d9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dddddd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d9d9d9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d9d9d9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d9d9d9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d9d9d9" fo:border-left="0.74pt solid #000000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fo:background-color="#d9d9d9" fo:border-left="0.74pt solid #000000" fo:border-right="none" fo:border-top="none"/>
      <style:text-properties fo:font-size="11pt" style:font-size-asian="11pt" style:font-size-complex="11pt"/>
    </style:style>
    <style:style style:name="ce167" style:family="table-cell" style:parent-style-name="Default">
      <style:table-cell-properties fo:border-bottom="0.74pt solid #000000" fo:background-color="#d9d9d9" fo:border-left="0.74pt solid #000000" fo:border-right="none" fo:border-top="none"/>
      <style:text-properties fo:font-size="11pt" style:font-size-asian="11pt" style:font-size-complex="11pt"/>
    </style:style>
    <style:style style:name="ce168" style:family="table-cell" style:parent-style-name="Default">
      <style:table-cell-properties fo:border-bottom="none" fo:background-color="#d9d9d9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d9d9d9" fo:wrap-option="wrap" fo:border-left="none" fo:border-right="0.74pt solid #000000" fo:border-top="none"/>
      <style:text-properties fo:font-size="11pt" style:font-size-asian="11pt" style:font-size-complex="11pt"/>
    </style:style>
    <style:style style:name="ce170" style:family="table-cell" style:parent-style-name="Default" style:data-style-name="N0">
      <style:table-cell-properties fo:border-bottom="none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0">
      <style:table-cell-properties fo:border-bottom="0.74pt solid #000000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9d9d9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ackground-color="#d9d9d9" fo:border="none"/>
      <style:text-properties fo:font-size="11pt" style:font-size-asian="11pt" style:font-size-complex="11pt"/>
    </style:style>
    <style:style style:name="ce177" style:family="table-cell" style:parent-style-name="Default">
      <style:table-cell-properties fo:border-bottom="none" fo:background-color="#d9d9d9" fo:border-left="none" fo:border-right="none" fo:border-top="0.74pt solid #000000"/>
      <style:text-properties fo:font-size="11pt" style:font-size-asian="11pt" style:font-size-complex="11pt"/>
    </style:style>
    <style:style style:name="ce178" style:family="table-cell" style:parent-style-name="Default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order-bottom="none" fo:background-color="#d9d9d9" fo:border-left="none" fo:border-right="0.74pt solid #000000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none" fo:background-color="#d9d9d9" fo:border-left="none" fo:border-right="0.74pt solid #000000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none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d9d9d9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style:text-align-source="value-type" style:repeat-content="false" fo:wrap-option="wrap" fo:border-left="0.74pt ridge #000000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ridge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order-left="0.74pt ridge #000000" fo:border-right="none" fo:border-top="none"/>
    </style:style>
    <style:style style:name="ce187" style:family="table-cell" style:parent-style-name="Default">
      <style:table-cell-properties fo:border-bottom="0.74pt ridge #000000" fo:border-left="0.74pt ridge #000000" fo:border-right="none" fo:border-top="none"/>
    </style:style>
    <style:style style:name="ce188" style:family="table-cell" style:parent-style-name="Default">
      <style:table-cell-properties fo:border-bottom="none" fo:border-left="0.74pt ridge #000000" fo:border-right="none" fo:border-top="0.74pt ridge #000000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style:text-align-source="value-type" style:repeat-content="false" fo:wrap-option="wrap" fo:border-left="none" style:direction="ltr" fo:border-right="none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="none"/>
    </style:style>
    <style:style style:name="ce193" style:family="table-cell" style:parent-style-name="Default">
      <style:table-cell-properties fo:border-bottom="0.74pt ridge #000000" fo:border-left="none" fo:border-right="none" fo:border-top="none"/>
    </style:style>
    <style:style style:name="ce194" style:family="table-cell" style:parent-style-name="Default">
      <style:table-cell-properties fo:border-bottom="none" fo:wrap-option="wrap" fo:border-left="none" fo:border-right="none" fo:border-top="0.74pt ridge #000000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value-type" style:repeat-content="false" fo:wrap-option="wrap" fo:border-left="none" style:direction="ltr" fo:border-right="0.74pt ridge #000000" style:rotation-angle="0" style:rotation-align="none" style:shrink-to-fit="false" fo:border-top="0.74pt ridge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fo:border-left="none" fo:border-right="0.74pt ridge #000000" fo:border-top="none"/>
    </style:style>
    <style:style style:name="ce198" style:family="table-cell" style:parent-style-name="Default">
      <style:table-cell-properties fo:border-bottom="0.74pt ridge #000000" fo:border-left="none" fo:border-right="0.74pt ridge #000000" fo:border-top="none"/>
    </style:style>
    <style:style style:name="ce199" style:family="table-cell" style:parent-style-name="Default">
      <style:table-cell-properties fo:border-bottom="none" fo:border-left="none" fo:border-right="0.74pt ridge #000000" fo:border-top="0.74pt ridge #000000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0.74pt ridge #000000" style:diagonal-bl-tr="none" style:diagonal-tl-br="none" fo:border-left="0.74pt ridge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ridge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ridge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ridge #000000" style:diagonal-bl-tr="none" style:diagonal-tl-br="none" fo:border-left="none" fo:border-right="0.74pt ridge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dddddd" fo:wrap-option="wrap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dddddd" fo:wrap-option="wrap" fo:border="none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74pt solid #000000" fo:background-color="#dddddd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17" style:family="table-cell" style:parent-style-name="Default">
      <style:table-cell-properties fo:background-color="#dddddd"/>
    </style:style>
    <style:style style:name="ce55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94" style:family="table-cell" style:parent-style-name="Default">
      <style:table-cell-properties fo:background-color="#dddddd" fo:border="none"/>
    </style:style>
    <style:style style:name="ce95" style:family="table-cell" style:parent-style-name="Default">
      <style:table-cell-properties fo:background-color="#dddddd" fo:wrap-option="wrap"/>
    </style:style>
    <style:style style:name="ce124" style:family="table-cell" style:parent-style-name="Default">
      <style:table-cell-properties fo:background-color="transparent" fo:wrap-option="wrap" style:vertical-align="top"/>
    </style:style>
    <style:style style:name="ce2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dddddd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ddddd" fo:border-left="none" fo:border-right="none" fo:border-top="none"/>
    </style:style>
    <style:style style:name="ce70" style:family="table-cell" style:parent-style-name="Default">
      <style:table-cell-properties fo:background-color="#dddddd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fo:background-color="#dddddd" fo:wrap-option="wrap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fo:font-size="10pt" style:font-size-asian="10pt" style:font-size-complex="10pt"/>
    </style:style>
    <style:style style:name="ce129" style:family="table-cell" style:parent-style-name="Default">
      <style:table-cell-properties fo:background-color="#dddddd"/>
      <style:map style:condition="cell-content()=&quot;ACTIVE&quot;" style:apply-style-name="Error" style:base-cell-address="'Machine configurations'.C9"/>
    </style:style>
    <style:style style:name="ce130" style:family="table-cell" style:parent-style-name="Default" style:data-style-name="N0">
      <style:table-cell-properties fo:background-color="#dddddd"/>
      <style:map style:condition="cell-content()=&quot;ACTIVE&quot;" style:apply-style-name="Error" style:base-cell-address="'Machine configurations'.C9"/>
    </style:style>
    <style:style style:name="ce106" style:family="table-cell" style:parent-style-name="Default">
      <style:table-cell-properties fo:border-bottom="0.74pt solid #000000" fo:background-color="#dddddd" fo:border-left="none" fo:border-right="none" fo:border-top="none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dddddd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dddddd" fo:wrap-option="wrap" fo:border-left="none" fo:border-right="0.74pt solid #000000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-bottom="none" fo:background-color="#ddddd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ddddd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order-left="none" fo:border-right="0.74pt solid #000000" fo:border-top="none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wrap-option="wrap" fo:border-left="none" fo:border-right="0.74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order-bottom="0.74pt solid #000000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43" style:family="table-cell" style:parent-style-name="Default">
      <style:table-cell-properties fo:wrap-option="wrap"/>
    </style:style>
    <style:style style:name="ce244" style:family="table-cell" style:parent-style-name="Default">
      <style:table-cell-properties fo:border-bottom="none" fo:border-left="0.74pt solid #000000" fo:border-right="none" fo:border-top="0.74pt solid #000000"/>
    </style:style>
    <style:style style:name="ce245" style:family="table-cell" style:parent-style-name="Default">
      <style:table-cell-properties fo:border-bottom="none" fo:border-left="0.74pt solid #000000" fo:border-right="none" fo:border-top="none"/>
    </style:style>
    <style:style style:name="ce246" style:family="table-cell" style:parent-style-name="Default">
      <style:table-cell-properties fo:border-bottom="0.74pt solid #000000" fo:border-left="0.74pt solid #000000" fo:border-right="none" fo:border-top="none"/>
    </style:style>
    <style:style style:name="ce247" style:family="table-cell" style:parent-style-name="Default">
      <style:table-cell-properties fo:border-bottom="none" fo:border-left="none" fo:border-right="none" fo:border-top="0.74pt solid #000000"/>
    </style:style>
    <style:style style:name="ce248" style:family="table-cell" style:parent-style-name="Default">
      <style:table-cell-properties fo:border-bottom="0.74pt solid #000000" fo:border-left="none" fo:border-right="none" fo:border-top="none"/>
    </style:style>
    <style:style style:name="ce249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250" style:family="table-cell" style:parent-style-name="Default">
      <style:table-cell-properties fo:border-bottom="none" fo:border-left="none" fo:border-right="0.74pt solid #000000" fo:border-top="0.74pt solid #000000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251" style:family="table-cell" style:parent-style-name="Default">
      <style:table-cell-properties fo:border-bottom="none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ce252" style:family="table-cell" style:parent-style-name="Default">
      <style:table-cell-properties fo:border-bottom="0.74pt solid #000000" fo:border-left="none" fo:border-right="0.74pt solid #000000" fo:border-top="none"/>
      <style:map style:condition="cell-content()&lt;0" style:apply-style-name="Bad" style:base-cell-address="'Balance sheet'.H1"/>
      <style:map style:condition="cell-content()&gt;0" style:apply-style-name="Good" style:base-cell-address="'Balance sheet'.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INDEX(Machine_data;0;1))" table:allow-empty-cell="true" table:display-list="unsorted" table:base-cell-address="'Machine configurations'.B3">
          <table:error-message table:message-type="stop" table:display="true"/>
        </table:content-validation>
        <table:content-validation table:name="val2" table:condition="of:cell-content-is-in-list(INDEX(Modules_all;0;1))" table:allow-empty-cell="true" table:display-list="unsorted" table:base-cell-address="'Machine configurations'.C3"/>
        <table:content-validation table:name="val3" table:condition="of:cell-content-is-in-list(INDEX(Modules_beacons;0;1))" table:allow-empty-cell="true" table:display-list="unsorted" table:base-cell-address="'Machine configurations'.C6"/>
      </table:content-validations>
      <table:table table:name="Matching copper cables to electronic circuits" table:style-name="ta1">
        <office:forms form:automatic-focus="false" form:apply-design-mode="false"/>
        <table:table-column table:style-name="co1" table:default-cell-style-name="ce144"/>
        <table:table-column table:style-name="co2" table:default-cell-style-name="ce144"/>
        <table:table-column table:style-name="co3" table:default-cell-style-name="ce144"/>
        <table:table-column table:style-name="co4" table:default-cell-style-name="ce144"/>
        <table:table-column table:style-name="co5" table:default-cell-style-name="ce144"/>
        <table:table-column table:style-name="co6" table:default-cell-style-name="ce144"/>
        <table:table-column table:style-name="co7" table:number-columns-repeated="1018" table:default-cell-style-name="ce144"/>
        <table:table-row table:style-name="ro1">
          <table:table-cell table:style-name="ce134"/>
          <table:table-cell table:style-name="ce145" office:value-type="string" calcext:value-type="string">
            <text:p>Demand (I)</text:p>
          </table:table-cell>
          <table:table-cell table:style-name="ce156" office:value-type="string" calcext:value-type="string">
            <text:p>Supply (O)</text:p>
          </table:table-cell>
          <table:table-cell table:style-name="ce165"/>
          <table:table-cell table:style-name="ce172"/>
          <table:table-cell table:style-name="ce152"/>
          <table:table-cell table:style-name="ce177"/>
          <table:table-cell table:style-name="ce179"/>
          <table:table-cell table:number-columns-repeated="1016"/>
        </table:table-row>
        <table:table-row table:style-name="ro2">
          <table:table-cell table:style-name="ce135" office:value-type="string" calcext:value-type="string">
            <text:p>Recipe name</text:p>
          </table:table-cell>
          <table:table-cell table:style-name="ce146" office:value-type="string" calcext:value-type="string">
            <text:p>Electronic circuits (consumes copper cables)</text:p>
          </table:table-cell>
          <table:table-cell table:style-name="ce157" office:value-type="string" calcext:value-type="string">
            <text:p>Copper cable</text:p>
          </table:table-cell>
          <table:table-cell table:style-name="ce142" office:value-type="string" calcext:value-type="string">
            <text:p>Ratio</text:p>
          </table:table-cell>
          <table:table-cell table:style-name="ce163" table:formula="of:=MIN([.C7]/[.B7];[.B7]/[.C7])" office:value-type="float" office:value="0.933333333333333" calcext:value-type="float">
            <text:p>0.933333333333333</text:p>
          </table:table-cell>
          <table:table-cell table:style-name="ce173"/>
          <table:table-cell table:style-name="ce176"/>
          <table:table-cell table:style-name="ce180"/>
          <table:table-cell table:number-columns-repeated="1016"/>
        </table:table-row>
        <table:table-row table:style-name="ro1">
          <table:table-cell table:style-name="ce135" office:value-type="string" calcext:value-type="string">
            <text:p>Duration, seconds</text:p>
          </table:table-cell>
          <table:table-cell table:style-name="ce146" office:value-type="float" office:value="0.5" calcext:value-type="float">
            <text:p>0.5</text:p>
          </table:table-cell>
          <table:table-cell table:style-name="ce157" office:value-type="float" office:value="0.5" calcext:value-type="float">
            <text:p>0.5</text:p>
          </table:table-cell>
          <table:table-cell table:style-name="ce142" office:value-type="string" calcext:value-type="string">
            <text:p>Diff multiplier</text:p>
          </table:table-cell>
          <table:table-cell table:style-name="ce163" table:formula="of:=IF([.C7]&gt;=[.B7];1;-1)" office:value-type="float" office:value="-1" calcext:value-type="float">
            <text:p>-1</text:p>
          </table:table-cell>
          <table:table-cell table:style-name="ce173"/>
          <table:table-cell table:style-name="ce176"/>
          <table:table-cell table:style-name="ce180"/>
          <table:table-cell table:number-columns-repeated="1016"/>
        </table:table-row>
        <table:table-row table:style-name="ro1">
          <table:table-cell table:style-name="ce135" office:value-type="string" calcext:value-type="string">
            <text:p>Crafting speed</text:p>
          </table:table-cell>
          <table:table-cell table:style-name="ce147" table:formula="of:=[$'Machine configurations'.E10]" office:value-type="float" office:value="1.125" calcext:value-type="float">
            <text:p>1.125</text:p>
          </table:table-cell>
          <table:table-cell table:style-name="ce158" table:formula="of:=[$'Machine configurations'.E10]" office:value-type="float" office:value="1.125" calcext:value-type="float">
            <text:p>1.125</text:p>
          </table:table-cell>
          <table:table-cell table:style-name="ce166"/>
          <table:table-cell table:style-name="ce138" office:value-type="string" calcext:value-type="string">
            <text:p>Difference</text:p>
          </table:table-cell>
          <table:table-cell table:style-name="ce176" office:value-type="string" calcext:value-type="string">
            <text:p>Indices</text:p>
          </table:table-cell>
          <table:table-cell table:style-name="ce178" office:value-type="string" calcext:value-type="string">
            <text:p>Ratio</text:p>
          </table:table-cell>
          <table:table-cell table:style-name="ce180"/>
          <table:table-cell table:number-columns-repeated="1016"/>
        </table:table-row>
        <table:table-row table:style-name="ro1">
          <table:table-cell table:style-name="ce135" office:value-type="string" calcext:value-type="string">
            <text:p>Productivity modifier</text:p>
          </table:table-cell>
          <table:table-cell table:style-name="ce147"/>
          <table:table-cell table:style-name="ce158" table:formula="of:=[$'Machine configurations'.F10]" office:value-type="float" office:value="1.4" calcext:value-type="float">
            <text:p>1.4</text:p>
          </table:table-cell>
          <table:table-cell table:style-name="ce166" office:value-type="string" calcext:value-type="string">
            <text:p>First smallest diff</text:p>
          </table:table-cell>
          <table:table-cell table:style-name="ce173" table:formula="of:=SMALL([.$D$14:.$D$141];1)" office:value-type="float" office:value="-0" calcext:value-type="float">
            <text:p>0</text:p>
          </table:table-cell>
          <table:table-cell table:style-name="ce173" table:formula="of:=MATCH([.E5];[.$D$14:.$D$141];0)" office:value-type="float" office:value="72" calcext:value-type="float">
            <text:p>72</text:p>
          </table:table-cell>
          <table:table-cell table:style-name="ce173" table:formula="of:=INDEX([.$A$14:.$A$141];[.F5])" office:value-type="float" office:value="14" calcext:value-type="float">
            <text:p>14</text:p>
          </table:table-cell>
          <table:table-cell table:style-name="ce181" table:formula="of:=INDEX([.$B$14:.$B$141];[.F5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36" office:value-type="string" calcext:value-type="string">
            <text:p>Ingredient count</text:p>
          </table:table-cell>
          <table:table-cell table:style-name="ce146" office:value-type="float" office:value="3" calcext:value-type="float">
            <text:p>3</text:p>
          </table:table-cell>
          <table:table-cell table:style-name="ce157" office:value-type="float" office:value="2" calcext:value-type="float">
            <text:p>2</text:p>
          </table:table-cell>
          <table:table-cell table:style-name="ce166" office:value-type="string" calcext:value-type="string">
            <text:p>Second smallest diff</text:p>
          </table:table-cell>
          <table:table-cell table:style-name="ce173" table:formula="of:=SMALL([.$D$14:.$D$141];2)" office:value-type="float" office:value="0.0047619047619043" calcext:value-type="float">
            <text:p>0.0047619047619043</text:p>
          </table:table-cell>
          <table:table-cell table:style-name="ce173" table:formula="of:=MATCH([.E6];[.$D$14:.$D$141];0)" office:value-type="float" office:value="64" calcext:value-type="float">
            <text:p>64</text:p>
          </table:table-cell>
          <table:table-cell table:style-name="ce173" table:formula="of:=INDEX([.$A$14:.$A$141];[.F6])" office:value-type="float" office:value="13" calcext:value-type="float">
            <text:p>13</text:p>
          </table:table-cell>
          <table:table-cell table:style-name="ce181" table:formula="of:=INDEX([.$B$14:.$B$141];[.F6])" office:value-type="float" office:value="14" calcext:value-type="float">
            <text:p>14</text:p>
          </table:table-cell>
          <table:table-cell table:number-columns-repeated="1016"/>
        </table:table-row>
        <table:table-row table:style-name="ro3">
          <table:table-cell table:style-name="ce137" office:value-type="string" calcext:value-type="string">
            <text:p>Rate for a single machine</text:p>
          </table:table-cell>
          <table:table-cell table:style-name="ce148" table:formula="of:=[.B4]*[.B6]/[.B3]" office:value-type="float" office:value="6.75" calcext:value-type="float">
            <text:p>6.75</text:p>
          </table:table-cell>
          <table:table-cell table:style-name="ce159" table:formula="of:=[.C4]*[.C6]*[.C5]/[.C3]" office:value-type="float" office:value="6.3" calcext:value-type="float">
            <text:p>6.3</text:p>
          </table:table-cell>
          <table:table-cell table:style-name="ce167" office:value-type="string" calcext:value-type="string">
            <text:p>Third smallest diff</text:p>
          </table:table-cell>
          <table:table-cell table:style-name="ce164" table:formula="of:=SMALL([.$D$14:.$D$141];3)" office:value-type="float" office:value="0.0102564102564103" calcext:value-type="float">
            <text:p>0.0102564102564103</text:p>
          </table:table-cell>
          <table:table-cell table:style-name="ce164" table:formula="of:=MATCH([.E7];[.$D$14:.$D$141];0)" office:value-type="float" office:value="58" calcext:value-type="float">
            <text:p>58</text:p>
          </table:table-cell>
          <table:table-cell table:style-name="ce164" table:formula="of:=INDEX([.$A$14:.$A$141];[.F7])" office:value-type="float" office:value="12" calcext:value-type="float">
            <text:p>12</text:p>
          </table:table-cell>
          <table:table-cell table:style-name="ce182" table:formula="of:=INDEX([.$B$14:.$B$141];[.F7])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138"/>
          <table:table-cell table:style-name="ce149" table:number-columns-repeated="2"/>
          <table:table-cell table:style-name="ce138" table:number-columns-repeated="5"/>
          <table:table-cell table:number-columns-repeated="1016"/>
        </table:table-row>
        <table:table-row table:style-name="ro4">
          <table:table-cell table:style-name="ce139" office:value-type="string" calcext:value-type="string">
            <text:p>Machines</text:p>
          </table:table-cell>
          <table:table-cell table:style-name="ce150" table:formula="of:=IF([.C7]&gt;=[.B7];[.H5];[.G5])" office:value-type="float" office:value="14" calcext:value-type="float">
            <text:p>14</text:p>
          </table:table-cell>
          <table:table-cell table:style-name="ce160" table:formula="of:=IF([.C7]&gt;=[.B7];[.G5];[.H5])" office:value-type="float" office:value="15" calcext:value-type="float">
            <text:p>15</text:p>
          </table:table-cell>
          <table:table-cell table:style-name="ce138" table:number-columns-repeated="5"/>
          <table:table-cell table:number-columns-repeated="1016"/>
        </table:table-row>
        <table:table-row table:style-name="ro4">
          <table:table-cell table:style-name="ce140" office:value-type="string" calcext:value-type="string">
            <text:p>Total</text:p>
          </table:table-cell>
          <table:table-cell table:style-name="ce151" table:formula="of:=[.B9]*[.B7]" office:value-type="float" office:value="94.5" calcext:value-type="float">
            <text:p>94.5</text:p>
          </table:table-cell>
          <table:table-cell table:style-name="ce161" table:formula="of:=[.C9]*[.C7]" office:value-type="float" office:value="94.5" calcext:value-type="float">
            <text:p>94.5</text:p>
          </table:table-cell>
          <table:table-cell table:style-name="ce138" table:number-columns-repeated="5"/>
          <table:table-cell table:number-columns-repeated="1016"/>
        </table:table-row>
        <table:table-row table:style-name="ro4">
          <table:table-cell table:style-name="ce138" table:number-columns-repeated="8"/>
          <table:table-cell table:number-columns-repeated="1016"/>
        </table:table-row>
        <table:table-row table:style-name="ro4">
          <table:table-cell table:style-name="ce141"/>
          <table:table-cell table:style-name="ce152"/>
          <table:table-cell table:style-name="ce162" office:value-type="string" calcext:value-type="string">
            <text:p>Ratios</text:p>
          </table:table-cell>
          <table:table-cell table:style-name="ce168"/>
          <table:table-cell table:number-columns-repeated="1020"/>
        </table:table-row>
        <table:table-row table:style-name="ro5">
          <table:table-cell table:style-name="ce142" office:value-type="string" calcext:value-type="string">
            <text:p>Dividend</text:p>
          </table:table-cell>
          <table:table-cell table:style-name="ce154" office:value-type="string" calcext:value-type="string">
            <text:p>Divisor</text:p>
          </table:table-cell>
          <table:table-cell table:style-name="ce154" office:value-type="string" calcext:value-type="string">
            <text:p>Ratio</text:p>
          </table:table-cell>
          <table:table-cell table:style-name="ce169" office:value-type="string" calcext:value-type="string">
            <text:p>Difference achievable and requested ratio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3" table:formula="of:=[.A14]/[.B14]" office:value-type="float" office:value="1" calcext:value-type="float">
            <text:p>1</text:p>
          </table:table-cell>
          <table:table-cell table:style-name="ce170" table:formula="of:=IF(([.C14]-[.E$2])*[.E$3]&gt;=0;([.C14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3" table:formula="of:=[.A15]/[.B15]" office:value-type="float" office:value="0.5" calcext:value-type="float">
            <text:p>0.5</text:p>
          </table:table-cell>
          <table:table-cell table:style-name="ce170" table:formula="of:=IF(([.C15]-[.E$2])*[.E$3]&gt;=0;([.C15]-[.E$2])*[.E$3];&quot;-&quot;)" office:value-type="float" office:value="0.433333333333333" calcext:value-type="float">
            <text:p>0.4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3" table:formula="of:=[.A16]/[.B16]" office:value-type="float" office:value="0.333333333333333" calcext:value-type="float">
            <text:p>0.333333333333333</text:p>
          </table:table-cell>
          <table:table-cell table:style-name="ce170" table:formula="of:=IF(([.C16]-[.E$2])*[.E$3]&gt;=0;([.C16]-[.E$2])*[.E$3];&quot;-&quot;)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63" table:formula="of:=[.A17]/[.B17]" office:value-type="float" office:value="0.666666666666667" calcext:value-type="float">
            <text:p>0.666666666666667</text:p>
          </table:table-cell>
          <table:table-cell table:style-name="ce170" table:formula="of:=IF(([.C17]-[.E$2])*[.E$3]&gt;=0;([.C17]-[.E$2])*[.E$3];&quot;-&quot;)" office:value-type="float" office:value="0.266666666666666" calcext:value-type="float">
            <text:p>0.266666666666666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3" table:formula="of:=[.A18]/[.B18]" office:value-type="float" office:value="0.25" calcext:value-type="float">
            <text:p>0.25</text:p>
          </table:table-cell>
          <table:table-cell table:style-name="ce170" table:formula="of:=IF(([.C18]-[.E$2])*[.E$3]&gt;=0;([.C18]-[.E$2])*[.E$3];&quot;-&quot;)" office:value-type="float" office:value="0.683333333333333" calcext:value-type="float">
            <text:p>0.68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3" table:formula="of:=[.A19]/[.B19]" office:value-type="float" office:value="0.75" calcext:value-type="float">
            <text:p>0.75</text:p>
          </table:table-cell>
          <table:table-cell table:style-name="ce170" table:formula="of:=IF(([.C19]-[.E$2])*[.E$3]&gt;=0;([.C19]-[.E$2])*[.E$3];&quot;-&quot;)" office:value-type="float" office:value="0.183333333333333" calcext:value-type="float">
            <text:p>0.18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63" table:formula="of:=[.A20]/[.B20]" office:value-type="float" office:value="0.2" calcext:value-type="float">
            <text:p>0.2</text:p>
          </table:table-cell>
          <table:table-cell table:style-name="ce170" table:formula="of:=IF(([.C20]-[.E$2])*[.E$3]&gt;=0;([.C20]-[.E$2])*[.E$3];&quot;-&quot;)" office:value-type="float" office:value="0.733333333333333" calcext:value-type="float">
            <text:p>0.7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3" table:formula="of:=[.A21]/[.B21]" office:value-type="float" office:value="0.4" calcext:value-type="float">
            <text:p>0.4</text:p>
          </table:table-cell>
          <table:table-cell table:style-name="ce170" table:formula="of:=IF(([.C21]-[.E$2])*[.E$3]&gt;=0;([.C21]-[.E$2])*[.E$3];&quot;-&quot;)" office:value-type="float" office:value="0.533333333333333" calcext:value-type="float">
            <text:p>0.5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3" table:formula="of:=[.A22]/[.B22]" office:value-type="float" office:value="0.6" calcext:value-type="float">
            <text:p>0.6</text:p>
          </table:table-cell>
          <table:table-cell table:style-name="ce170" table:formula="of:=IF(([.C22]-[.E$2])*[.E$3]&gt;=0;([.C22]-[.E$2])*[.E$3];&quot;-&quot;)" office:value-type="float" office:value="0.333333333333333" calcext:value-type="float">
            <text:p>0.3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3" table:formula="of:=[.A23]/[.B23]" office:value-type="float" office:value="0.8" calcext:value-type="float">
            <text:p>0.8</text:p>
          </table:table-cell>
          <table:table-cell table:style-name="ce170" table:formula="of:=IF(([.C23]-[.E$2])*[.E$3]&gt;=0;([.C23]-[.E$2])*[.E$3];&quot;-&quot;)" office:value-type="float" office:value="0.133333333333333" calcext:value-type="float">
            <text:p>0.1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63" table:formula="of:=[.A24]/[.B24]" office:value-type="float" office:value="0.166666666666667" calcext:value-type="float">
            <text:p>0.166666666666667</text:p>
          </table:table-cell>
          <table:table-cell table:style-name="ce170" table:formula="of:=IF(([.C24]-[.E$2])*[.E$3]&gt;=0;([.C24]-[.E$2])*[.E$3];&quot;-&quot;)" office:value-type="float" office:value="0.766666666666666" calcext:value-type="float">
            <text:p>0.766666666666666</text:p>
          </table:table-cell>
          <table:table-cell table:number-columns-repeated="1020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3" table:formula="of:=[.A25]/[.B25]" office:value-type="float" office:value="0.833333333333333" calcext:value-type="float">
            <text:p>0.833333333333333</text:p>
          </table:table-cell>
          <table:table-cell table:style-name="ce170" table:formula="of:=IF(([.C25]-[.E$2])*[.E$3]&gt;=0;([.C25]-[.E$2])*[.E$3];&quot;-&quot;)" office:value-type="float" office:value="0.1" calcext:value-type="float">
            <text:p>0.1</text:p>
          </table:table-cell>
          <table:table-cell table:style-name="ce174" table:number-columns-repeated="2"/>
          <table:table-cell table:number-columns-repeated="1018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63" table:formula="of:=[.A26]/[.B26]" office:value-type="float" office:value="0.142857142857143" calcext:value-type="float">
            <text:p>0.142857142857143</text:p>
          </table:table-cell>
          <table:table-cell table:style-name="ce170" table:formula="of:=IF(([.C26]-[.E$2])*[.E$3]&gt;=0;([.C26]-[.E$2])*[.E$3];&quot;-&quot;)" office:value-type="float" office:value="0.79047619047619" calcext:value-type="float">
            <text:p>0.79047619047619</text:p>
          </table:table-cell>
          <table:table-cell table:number-columns-repeated="1020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63" table:formula="of:=[.A27]/[.B27]" office:value-type="float" office:value="0.285714285714286" calcext:value-type="float">
            <text:p>0.285714285714286</text:p>
          </table:table-cell>
          <table:table-cell table:style-name="ce170" table:formula="of:=IF(([.C27]-[.E$2])*[.E$3]&gt;=0;([.C27]-[.E$2])*[.E$3];&quot;-&quot;)" office:value-type="float" office:value="0.647619047619047" calcext:value-type="float">
            <text:p>0.647619047619047</text:p>
          </table:table-cell>
          <table:table-cell table:number-columns-repeated="1020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63" table:formula="of:=[.A28]/[.B28]" office:value-type="float" office:value="0.428571428571429" calcext:value-type="float">
            <text:p>0.428571428571429</text:p>
          </table:table-cell>
          <table:table-cell table:style-name="ce170" table:formula="of:=IF(([.C28]-[.E$2])*[.E$3]&gt;=0;([.C28]-[.E$2])*[.E$3];&quot;-&quot;)" office:value-type="float" office:value="0.504761904761904" calcext:value-type="float">
            <text:p>0.504761904761904</text:p>
          </table:table-cell>
          <table:table-cell table:number-columns-repeated="1020"/>
        </table:table-row>
        <table:table-row table:style-name="ro1">
          <table:table-cell table:style-name="ce14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63" table:formula="of:=[.A29]/[.B29]" office:value-type="float" office:value="0.571428571428571" calcext:value-type="float">
            <text:p>0.571428571428571</text:p>
          </table:table-cell>
          <table:table-cell table:style-name="ce170" table:formula="of:=IF(([.C29]-[.E$2])*[.E$3]&gt;=0;([.C29]-[.E$2])*[.E$3];&quot;-&quot;)" office:value-type="float" office:value="0.361904761904762" calcext:value-type="float">
            <text:p>0.361904761904762</text:p>
          </table:table-cell>
          <table:table-cell table:number-columns-repeated="1020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63" table:formula="of:=[.A30]/[.B30]" office:value-type="float" office:value="0.714285714285714" calcext:value-type="float">
            <text:p>0.714285714285714</text:p>
          </table:table-cell>
          <table:table-cell table:style-name="ce170" table:formula="of:=IF(([.C30]-[.E$2])*[.E$3]&gt;=0;([.C30]-[.E$2])*[.E$3];&quot;-&quot;)" office:value-type="float" office:value="0.219047619047619" calcext:value-type="float">
            <text:p>0.219047619047619</text:p>
          </table:table-cell>
          <table:table-cell table:style-name="ce175" table:number-columns-repeated="2"/>
          <table:table-cell table:number-columns-repeated="1018"/>
        </table:table-row>
        <table:table-row table:style-name="ro1">
          <table:table-cell table:style-name="ce14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63" table:formula="of:=[.A31]/[.B31]" office:value-type="float" office:value="0.857142857142857" calcext:value-type="float">
            <text:p>0.857142857142857</text:p>
          </table:table-cell>
          <table:table-cell table:style-name="ce170" table:formula="of:=IF(([.C31]-[.E$2])*[.E$3]&gt;=0;([.C31]-[.E$2])*[.E$3];&quot;-&quot;)" office:value-type="float" office:value="0.0761904761904764" calcext:value-type="float">
            <text:p>0.0761904761904764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63" table:formula="of:=[.A32]/[.B32]" office:value-type="float" office:value="0.125" calcext:value-type="float">
            <text:p>0.125</text:p>
          </table:table-cell>
          <table:table-cell table:style-name="ce170" table:formula="of:=IF(([.C32]-[.E$2])*[.E$3]&gt;=0;([.C32]-[.E$2])*[.E$3];&quot;-&quot;)" office:value-type="float" office:value="0.808333333333333" calcext:value-type="float">
            <text:p>0.808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63" table:formula="of:=[.A33]/[.B33]" office:value-type="float" office:value="0.375" calcext:value-type="float">
            <text:p>0.375</text:p>
          </table:table-cell>
          <table:table-cell table:style-name="ce170" table:formula="of:=IF(([.C33]-[.E$2])*[.E$3]&gt;=0;([.C33]-[.E$2])*[.E$3];&quot;-&quot;)" office:value-type="float" office:value="0.558333333333333" calcext:value-type="float">
            <text:p>0.558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63" table:formula="of:=[.A34]/[.B34]" office:value-type="float" office:value="0.625" calcext:value-type="float">
            <text:p>0.625</text:p>
          </table:table-cell>
          <table:table-cell table:style-name="ce170" table:formula="of:=IF(([.C34]-[.E$2])*[.E$3]&gt;=0;([.C34]-[.E$2])*[.E$3];&quot;-&quot;)" office:value-type="float" office:value="0.308333333333333" calcext:value-type="float">
            <text:p>0.308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63" table:formula="of:=[.A35]/[.B35]" office:value-type="float" office:value="0.875" calcext:value-type="float">
            <text:p>0.875</text:p>
          </table:table-cell>
          <table:table-cell table:style-name="ce170" table:formula="of:=IF(([.C35]-[.E$2])*[.E$3]&gt;=0;([.C35]-[.E$2])*[.E$3];&quot;-&quot;)" office:value-type="float" office:value="0.0583333333333334" calcext:value-type="float">
            <text:p>0.0583333333333334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63" table:formula="of:=[.A36]/[.B36]" office:value-type="float" office:value="0.111111111111111" calcext:value-type="float">
            <text:p>0.111111111111111</text:p>
          </table:table-cell>
          <table:table-cell table:style-name="ce170" table:formula="of:=IF(([.C36]-[.E$2])*[.E$3]&gt;=0;([.C36]-[.E$2])*[.E$3];&quot;-&quot;)" office:value-type="float" office:value="0.822222222222222" calcext:value-type="float">
            <text:p>0.822222222222222</text:p>
          </table:table-cell>
          <table:table-cell table:number-columns-repeated="1020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63" table:formula="of:=[.A37]/[.B37]" office:value-type="float" office:value="0.222222222222222" calcext:value-type="float">
            <text:p>0.222222222222222</text:p>
          </table:table-cell>
          <table:table-cell table:style-name="ce170" table:formula="of:=IF(([.C37]-[.E$2])*[.E$3]&gt;=0;([.C37]-[.E$2])*[.E$3];&quot;-&quot;)" office:value-type="float" office:value="0.711111111111111" calcext:value-type="float">
            <text:p>0.711111111111111</text:p>
          </table:table-cell>
          <table:table-cell table:number-columns-repeated="1020"/>
        </table:table-row>
        <table:table-row table:style-name="ro1">
          <table:table-cell table:style-name="ce14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63" table:formula="of:=[.A38]/[.B38]" office:value-type="float" office:value="0.444444444444444" calcext:value-type="float">
            <text:p>0.444444444444444</text:p>
          </table:table-cell>
          <table:table-cell table:style-name="ce170" table:formula="of:=IF(([.C38]-[.E$2])*[.E$3]&gt;=0;([.C38]-[.E$2])*[.E$3];&quot;-&quot;)" office:value-type="float" office:value="0.488888888888889" calcext:value-type="float">
            <text:p>0.488888888888889</text:p>
          </table:table-cell>
          <table:table-cell table:number-columns-repeated="1020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63" table:formula="of:=[.A39]/[.B39]" office:value-type="float" office:value="0.555555555555556" calcext:value-type="float">
            <text:p>0.555555555555556</text:p>
          </table:table-cell>
          <table:table-cell table:style-name="ce170" table:formula="of:=IF(([.C39]-[.E$2])*[.E$3]&gt;=0;([.C39]-[.E$2])*[.E$3];&quot;-&quot;)" office:value-type="float" office:value="0.377777777777777" calcext:value-type="float">
            <text:p>0.377777777777777</text:p>
          </table:table-cell>
          <table:table-cell table:number-columns-repeated="1020"/>
        </table:table-row>
        <table:table-row table:style-name="ro1">
          <table:table-cell table:style-name="ce14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63" table:formula="of:=[.A40]/[.B40]" office:value-type="float" office:value="0.777777777777778" calcext:value-type="float">
            <text:p>0.777777777777778</text:p>
          </table:table-cell>
          <table:table-cell table:style-name="ce170" table:formula="of:=IF(([.C40]-[.E$2])*[.E$3]&gt;=0;([.C40]-[.E$2])*[.E$3];&quot;-&quot;)" office:value-type="float" office:value="0.155555555555555" calcext:value-type="float">
            <text:p>0.155555555555555</text:p>
          </table:table-cell>
          <table:table-cell table:number-columns-repeated="1020"/>
        </table:table-row>
        <table:table-row table:style-name="ro1">
          <table:table-cell table:style-name="ce14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3" table:formula="of:=[.A41]/[.B41]" office:value-type="float" office:value="0.888888888888889" calcext:value-type="float">
            <text:p>0.888888888888889</text:p>
          </table:table-cell>
          <table:table-cell table:style-name="ce170" table:formula="of:=IF(([.C41]-[.E$2])*[.E$3]&gt;=0;([.C41]-[.E$2])*[.E$3];&quot;-&quot;)" office:value-type="float" office:value="0.0444444444444444" calcext:value-type="float">
            <text:p>0.0444444444444444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63" table:formula="of:=[.A42]/[.B42]" office:value-type="float" office:value="0.1" calcext:value-type="float">
            <text:p>0.1</text:p>
          </table:table-cell>
          <table:table-cell table:style-name="ce170" table:formula="of:=IF(([.C42]-[.E$2])*[.E$3]&gt;=0;([.C42]-[.E$2])*[.E$3];&quot;-&quot;)" office:value-type="float" office:value="0.833333333333333" calcext:value-type="float">
            <text:p>0.8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63" table:formula="of:=[.A43]/[.B43]" office:value-type="float" office:value="0.3" calcext:value-type="float">
            <text:p>0.3</text:p>
          </table:table-cell>
          <table:table-cell table:style-name="ce170" table:formula="of:=IF(([.C43]-[.E$2])*[.E$3]&gt;=0;([.C43]-[.E$2])*[.E$3];&quot;-&quot;)" office:value-type="float" office:value="0.633333333333333" calcext:value-type="float">
            <text:p>0.6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3" table:formula="of:=[.A44]/[.B44]" office:value-type="float" office:value="0.7" calcext:value-type="float">
            <text:p>0.7</text:p>
          </table:table-cell>
          <table:table-cell table:style-name="ce170" table:formula="of:=IF(([.C44]-[.E$2])*[.E$3]&gt;=0;([.C44]-[.E$2])*[.E$3];&quot;-&quot;)" office:value-type="float" office:value="0.233333333333333" calcext:value-type="float">
            <text:p>0.2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3" table:formula="of:=[.A45]/[.B45]" office:value-type="float" office:value="0.9" calcext:value-type="float">
            <text:p>0.9</text:p>
          </table:table-cell>
          <table:table-cell table:style-name="ce170" table:formula="of:=IF(([.C45]-[.E$2])*[.E$3]&gt;=0;([.C45]-[.E$2])*[.E$3];&quot;-&quot;)" office:value-type="float" office:value="0.0333333333333333" calcext:value-type="float">
            <text:p>0.0333333333333333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63" table:formula="of:=[.A46]/[.B46]" office:value-type="float" office:value="0.0909090909090909" calcext:value-type="float">
            <text:p>0.0909090909090909</text:p>
          </table:table-cell>
          <table:table-cell table:style-name="ce170" table:formula="of:=IF(([.C46]-[.E$2])*[.E$3]&gt;=0;([.C46]-[.E$2])*[.E$3];&quot;-&quot;)" office:value-type="float" office:value="0.842424242424242" calcext:value-type="float">
            <text:p>0.842424242424242</text:p>
          </table:table-cell>
          <table:table-cell table:number-columns-repeated="1020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63" table:formula="of:=[.A47]/[.B47]" office:value-type="float" office:value="0.181818181818182" calcext:value-type="float">
            <text:p>0.181818181818182</text:p>
          </table:table-cell>
          <table:table-cell table:style-name="ce170" table:formula="of:=IF(([.C47]-[.E$2])*[.E$3]&gt;=0;([.C47]-[.E$2])*[.E$3];&quot;-&quot;)" office:value-type="float" office:value="0.751515151515151" calcext:value-type="float">
            <text:p>0.751515151515151</text:p>
          </table:table-cell>
          <table:table-cell table:number-columns-repeated="1020"/>
        </table:table-row>
        <table:table-row table:style-name="ro1">
          <table:table-cell table:style-name="ce14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63" table:formula="of:=[.A48]/[.B48]" office:value-type="float" office:value="0.272727272727273" calcext:value-type="float">
            <text:p>0.272727272727273</text:p>
          </table:table-cell>
          <table:table-cell table:style-name="ce170" table:formula="of:=IF(([.C48]-[.E$2])*[.E$3]&gt;=0;([.C48]-[.E$2])*[.E$3];&quot;-&quot;)" office:value-type="float" office:value="0.66060606060606" calcext:value-type="float">
            <text:p>0.66060606060606</text:p>
          </table:table-cell>
          <table:table-cell table:number-columns-repeated="1020"/>
        </table:table-row>
        <table:table-row table:style-name="ro1">
          <table:table-cell table:style-name="ce14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63" table:formula="of:=[.A49]/[.B49]" office:value-type="float" office:value="0.363636363636364" calcext:value-type="float">
            <text:p>0.363636363636364</text:p>
          </table:table-cell>
          <table:table-cell table:style-name="ce170" table:formula="of:=IF(([.C49]-[.E$2])*[.E$3]&gt;=0;([.C49]-[.E$2])*[.E$3];&quot;-&quot;)" office:value-type="float" office:value="0.569696969696969" calcext:value-type="float">
            <text:p>0.569696969696969</text:p>
          </table:table-cell>
          <table:table-cell table:number-columns-repeated="1020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63" table:formula="of:=[.A50]/[.B50]" office:value-type="float" office:value="0.454545454545455" calcext:value-type="float">
            <text:p>0.454545454545455</text:p>
          </table:table-cell>
          <table:table-cell table:style-name="ce170" table:formula="of:=IF(([.C50]-[.E$2])*[.E$3]&gt;=0;([.C50]-[.E$2])*[.E$3];&quot;-&quot;)" office:value-type="float" office:value="0.478787878787878" calcext:value-type="float">
            <text:p>0.478787878787878</text:p>
          </table:table-cell>
          <table:table-cell table:number-columns-repeated="1020"/>
        </table:table-row>
        <table:table-row table:style-name="ro1">
          <table:table-cell table:style-name="ce14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63" table:formula="of:=[.A51]/[.B51]" office:value-type="float" office:value="0.545454545454545" calcext:value-type="float">
            <text:p>0.545454545454545</text:p>
          </table:table-cell>
          <table:table-cell table:style-name="ce170" table:formula="of:=IF(([.C51]-[.E$2])*[.E$3]&gt;=0;([.C51]-[.E$2])*[.E$3];&quot;-&quot;)" office:value-type="float" office:value="0.387878787878788" calcext:value-type="float">
            <text:p>0.387878787878788</text:p>
          </table:table-cell>
          <table:table-cell table:number-columns-repeated="1020"/>
        </table:table-row>
        <table:table-row table:style-name="ro1">
          <table:table-cell table:style-name="ce14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63" table:formula="of:=[.A52]/[.B52]" office:value-type="float" office:value="0.636363636363636" calcext:value-type="float">
            <text:p>0.636363636363636</text:p>
          </table:table-cell>
          <table:table-cell table:style-name="ce170" table:formula="of:=IF(([.C52]-[.E$2])*[.E$3]&gt;=0;([.C52]-[.E$2])*[.E$3];&quot;-&quot;)" office:value-type="float" office:value="0.296969696969697" calcext:value-type="float">
            <text:p>0.296969696969697</text:p>
          </table:table-cell>
          <table:table-cell table:number-columns-repeated="1020"/>
        </table:table-row>
        <table:table-row table:style-name="ro1">
          <table:table-cell table:style-name="ce14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63" table:formula="of:=[.A53]/[.B53]" office:value-type="float" office:value="0.727272727272727" calcext:value-type="float">
            <text:p>0.727272727272727</text:p>
          </table:table-cell>
          <table:table-cell table:style-name="ce170" table:formula="of:=IF(([.C53]-[.E$2])*[.E$3]&gt;=0;([.C53]-[.E$2])*[.E$3];&quot;-&quot;)" office:value-type="float" office:value="0.206060606060606" calcext:value-type="float">
            <text:p>0.206060606060606</text:p>
          </table:table-cell>
          <table:table-cell table:number-columns-repeated="1020"/>
        </table:table-row>
        <table:table-row table:style-name="ro1">
          <table:table-cell table:style-name="ce14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163" table:formula="of:=[.A54]/[.B54]" office:value-type="float" office:value="0.818181818181818" calcext:value-type="float">
            <text:p>0.818181818181818</text:p>
          </table:table-cell>
          <table:table-cell table:style-name="ce170" table:formula="of:=IF(([.C54]-[.E$2])*[.E$3]&gt;=0;([.C54]-[.E$2])*[.E$3];&quot;-&quot;)" office:value-type="float" office:value="0.115151515151515" calcext:value-type="float">
            <text:p>0.115151515151515</text:p>
          </table:table-cell>
          <table:table-cell table:number-columns-repeated="1020"/>
        </table:table-row>
        <table:table-row table:style-name="ro1">
          <table:table-cell table:style-name="ce14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63" table:formula="of:=[.A55]/[.B55]" office:value-type="float" office:value="0.909090909090909" calcext:value-type="float">
            <text:p>0.909090909090909</text:p>
          </table:table-cell>
          <table:table-cell table:style-name="ce170" table:formula="of:=IF(([.C55]-[.E$2])*[.E$3]&gt;=0;([.C55]-[.E$2])*[.E$3];&quot;-&quot;)" office:value-type="float" office:value="0.0242424242424244" calcext:value-type="float">
            <text:p>0.0242424242424244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63" table:formula="of:=[.A56]/[.B56]" office:value-type="float" office:value="0.0833333333333333" calcext:value-type="float">
            <text:p>0.0833333333333333</text:p>
          </table:table-cell>
          <table:table-cell table:style-name="ce170" table:formula="of:=IF(([.C56]-[.E$2])*[.E$3]&gt;=0;([.C56]-[.E$2])*[.E$3];&quot;-&quot;)" office:value-type="float" office:value="0.85" calcext:value-type="float">
            <text:p>0.85</text:p>
          </table:table-cell>
          <table:table-cell table:number-columns-repeated="1020"/>
        </table:table-row>
        <table:table-row table:style-name="ro1">
          <table:table-cell table:style-name="ce14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63" table:formula="of:=[.A57]/[.B57]" office:value-type="float" office:value="0.416666666666667" calcext:value-type="float">
            <text:p>0.416666666666667</text:p>
          </table:table-cell>
          <table:table-cell table:style-name="ce170" table:formula="of:=IF(([.C57]-[.E$2])*[.E$3]&gt;=0;([.C57]-[.E$2])*[.E$3];&quot;-&quot;)" office:value-type="float" office:value="0.516666666666666" calcext:value-type="float">
            <text:p>0.516666666666666</text:p>
          </table:table-cell>
          <table:table-cell table:number-columns-repeated="1020"/>
        </table:table-row>
        <table:table-row table:style-name="ro1">
          <table:table-cell table:style-name="ce14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63" table:formula="of:=[.A58]/[.B58]" office:value-type="float" office:value="0.583333333333333" calcext:value-type="float">
            <text:p>0.583333333333333</text:p>
          </table:table-cell>
          <table:table-cell table:style-name="ce170" table:formula="of:=IF(([.C58]-[.E$2])*[.E$3]&gt;=0;([.C58]-[.E$2])*[.E$3];&quot;-&quot;)" office:value-type="float" office:value="0.35" calcext:value-type="float">
            <text:p>0.35</text:p>
          </table:table-cell>
          <table:table-cell table:number-columns-repeated="1020"/>
        </table:table-row>
        <table:table-row table:style-name="ro1">
          <table:table-cell table:style-name="ce14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63" table:formula="of:=[.A59]/[.B59]" office:value-type="float" office:value="0.916666666666667" calcext:value-type="float">
            <text:p>0.916666666666667</text:p>
          </table:table-cell>
          <table:table-cell table:style-name="ce170" table:formula="of:=IF(([.C59]-[.E$2])*[.E$3]&gt;=0;([.C59]-[.E$2])*[.E$3];&quot;-&quot;)" office:value-type="float" office:value="0.0166666666666664" calcext:value-type="float">
            <text:p>0.0166666666666664</text:p>
          </table:table-cell>
          <table:table-cell table:number-columns-repeated="1020"/>
        </table:table-row>
        <table:table-row table:style-name="ro1">
          <table:table-cell table:style-name="ce14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63" table:formula="of:=[.A60]/[.B60]" office:value-type="float" office:value="0.0769230769230769" calcext:value-type="float">
            <text:p>0.0769230769230769</text:p>
          </table:table-cell>
          <table:table-cell table:style-name="ce170" table:formula="of:=IF(([.C60]-[.E$2])*[.E$3]&gt;=0;([.C60]-[.E$2])*[.E$3];&quot;-&quot;)" office:value-type="float" office:value="0.856410256410256" calcext:value-type="float">
            <text:p>0.856410256410256</text:p>
          </table:table-cell>
          <table:table-cell table:number-columns-repeated="1020"/>
        </table:table-row>
        <table:table-row table:style-name="ro1">
          <table:table-cell table:style-name="ce143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63" table:formula="of:=[.A61]/[.B61]" office:value-type="float" office:value="0.153846153846154" calcext:value-type="float">
            <text:p>0.153846153846154</text:p>
          </table:table-cell>
          <table:table-cell table:style-name="ce170" table:formula="of:=IF(([.C61]-[.E$2])*[.E$3]&gt;=0;([.C61]-[.E$2])*[.E$3];&quot;-&quot;)" office:value-type="float" office:value="0.779487179487179" calcext:value-type="float">
            <text:p>0.779487179487179</text:p>
          </table:table-cell>
          <table:table-cell table:number-columns-repeated="1020"/>
        </table:table-row>
        <table:table-row table:style-name="ro6">
          <table:table-cell table:style-name="ce14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63" table:formula="of:=[.A62]/[.B62]" office:value-type="float" office:value="0.230769230769231" calcext:value-type="float">
            <text:p>0.230769230769231</text:p>
          </table:table-cell>
          <table:table-cell table:style-name="ce170" table:formula="of:=IF(([.C62]-[.E$2])*[.E$3]&gt;=0;([.C62]-[.E$2])*[.E$3];&quot;-&quot;)" office:value-type="float" office:value="0.702564102564102" calcext:value-type="float">
            <text:p>0.702564102564102</text:p>
          </table:table-cell>
          <table:table-cell table:number-columns-repeated="1020"/>
        </table:table-row>
        <table:table-row table:style-name="ro6">
          <table:table-cell table:style-name="ce14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63" table:formula="of:=[.A63]/[.B63]" office:value-type="float" office:value="0.307692307692308" calcext:value-type="float">
            <text:p>0.307692307692308</text:p>
          </table:table-cell>
          <table:table-cell table:style-name="ce170" table:formula="of:=IF(([.C63]-[.E$2])*[.E$3]&gt;=0;([.C63]-[.E$2])*[.E$3];&quot;-&quot;)" office:value-type="float" office:value="0.625641025641025" calcext:value-type="float">
            <text:p>0.625641025641025</text:p>
          </table:table-cell>
          <table:table-cell table:number-columns-repeated="1020"/>
        </table:table-row>
        <table:table-row table:style-name="ro6">
          <table:table-cell table:style-name="ce143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63" table:formula="of:=[.A64]/[.B64]" office:value-type="float" office:value="0.384615384615385" calcext:value-type="float">
            <text:p>0.384615384615385</text:p>
          </table:table-cell>
          <table:table-cell table:style-name="ce170" table:formula="of:=IF(([.C64]-[.E$2])*[.E$3]&gt;=0;([.C64]-[.E$2])*[.E$3];&quot;-&quot;)" office:value-type="float" office:value="0.548717948717948" calcext:value-type="float">
            <text:p>0.548717948717948</text:p>
          </table:table-cell>
          <table:table-cell table:number-columns-repeated="1020"/>
        </table:table-row>
        <table:table-row table:style-name="ro6">
          <table:table-cell table:style-name="ce14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63" table:formula="of:=[.A65]/[.B65]" office:value-type="float" office:value="0.461538461538462" calcext:value-type="float">
            <text:p>0.461538461538462</text:p>
          </table:table-cell>
          <table:table-cell table:style-name="ce170" table:formula="of:=IF(([.C65]-[.E$2])*[.E$3]&gt;=0;([.C65]-[.E$2])*[.E$3];&quot;-&quot;)" office:value-type="float" office:value="0.471794871794871" calcext:value-type="float">
            <text:p>0.471794871794871</text:p>
          </table:table-cell>
          <table:table-cell table:number-columns-repeated="1020"/>
        </table:table-row>
        <table:table-row table:style-name="ro6">
          <table:table-cell table:style-name="ce14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63" table:formula="of:=[.A66]/[.B66]" office:value-type="float" office:value="0.538461538461538" calcext:value-type="float">
            <text:p>0.538461538461538</text:p>
          </table:table-cell>
          <table:table-cell table:style-name="ce170" table:formula="of:=IF(([.C66]-[.E$2])*[.E$3]&gt;=0;([.C66]-[.E$2])*[.E$3];&quot;-&quot;)" office:value-type="float" office:value="0.394871794871795" calcext:value-type="float">
            <text:p>0.394871794871795</text:p>
          </table:table-cell>
          <table:table-cell table:number-columns-repeated="1020"/>
        </table:table-row>
        <table:table-row table:style-name="ro6">
          <table:table-cell table:style-name="ce14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63" table:formula="of:=[.A67]/[.B67]" office:value-type="float" office:value="0.615384615384615" calcext:value-type="float">
            <text:p>0.615384615384615</text:p>
          </table:table-cell>
          <table:table-cell table:style-name="ce170" table:formula="of:=IF(([.C67]-[.E$2])*[.E$3]&gt;=0;([.C67]-[.E$2])*[.E$3];&quot;-&quot;)" office:value-type="float" office:value="0.317948717948718" calcext:value-type="float">
            <text:p>0.317948717948718</text:p>
          </table:table-cell>
          <table:table-cell table:number-columns-repeated="1020"/>
        </table:table-row>
        <table:table-row table:style-name="ro6">
          <table:table-cell table:style-name="ce14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63" table:formula="of:=[.A68]/[.B68]" office:value-type="float" office:value="0.692307692307692" calcext:value-type="float">
            <text:p>0.692307692307692</text:p>
          </table:table-cell>
          <table:table-cell table:style-name="ce170" table:formula="of:=IF(([.C68]-[.E$2])*[.E$3]&gt;=0;([.C68]-[.E$2])*[.E$3];&quot;-&quot;)" office:value-type="float" office:value="0.241025641025641" calcext:value-type="float">
            <text:p>0.241025641025641</text:p>
          </table:table-cell>
          <table:table-cell table:number-columns-repeated="1020"/>
        </table:table-row>
        <table:table-row table:style-name="ro6">
          <table:table-cell table:style-name="ce143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63" table:formula="of:=[.A69]/[.B69]" office:value-type="float" office:value="0.769230769230769" calcext:value-type="float">
            <text:p>0.769230769230769</text:p>
          </table:table-cell>
          <table:table-cell table:style-name="ce170" table:formula="of:=IF(([.C69]-[.E$2])*[.E$3]&gt;=0;([.C69]-[.E$2])*[.E$3];&quot;-&quot;)" office:value-type="float" office:value="0.164102564102564" calcext:value-type="float">
            <text:p>0.164102564102564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163" table:formula="of:=[.A70]/[.B70]" office:value-type="float" office:value="0.846153846153846" calcext:value-type="float">
            <text:p>0.846153846153846</text:p>
          </table:table-cell>
          <table:table-cell table:style-name="ce170" table:formula="of:=IF(([.C70]-[.E$2])*[.E$3]&gt;=0;([.C70]-[.E$2])*[.E$3];&quot;-&quot;)" office:value-type="float" office:value="0.0871794871794873" calcext:value-type="float">
            <text:p>0.0871794871794873</text:p>
          </table:table-cell>
          <table:table-cell table:number-columns-repeated="1020"/>
        </table:table-row>
        <table:table-row table:style-name="ro6">
          <table:table-cell table:style-name="ce14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63" table:formula="of:=[.A71]/[.B71]" office:value-type="float" office:value="0.923076923076923" calcext:value-type="float">
            <text:p>0.923076923076923</text:p>
          </table:table-cell>
          <table:table-cell table:style-name="ce170" table:formula="of:=IF(([.C71]-[.E$2])*[.E$3]&gt;=0;([.C71]-[.E$2])*[.E$3];&quot;-&quot;)" office:value-type="float" office:value="0.0102564102564103" calcext:value-type="float">
            <text:p>0.0102564102564103</text:p>
          </table:table-cell>
          <table:table-cell table:number-columns-repeated="1020"/>
        </table:table-row>
        <table:table-row table:style-name="ro6">
          <table:table-cell table:style-name="ce14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63" table:formula="of:=[.A72]/[.B72]" office:value-type="float" office:value="0.0714285714285714" calcext:value-type="float">
            <text:p>0.0714285714285714</text:p>
          </table:table-cell>
          <table:table-cell table:style-name="ce170" table:formula="of:=IF(([.C72]-[.E$2])*[.E$3]&gt;=0;([.C72]-[.E$2])*[.E$3];&quot;-&quot;)" office:value-type="float" office:value="0.861904761904762" calcext:value-type="float">
            <text:p>0.861904761904762</text:p>
          </table:table-cell>
          <table:table-cell table:number-columns-repeated="1020"/>
        </table:table-row>
        <table:table-row table:style-name="ro6">
          <table:table-cell table:style-name="ce143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63" table:formula="of:=[.A73]/[.B73]" office:value-type="float" office:value="0.214285714285714" calcext:value-type="float">
            <text:p>0.214285714285714</text:p>
          </table:table-cell>
          <table:table-cell table:style-name="ce170" table:formula="of:=IF(([.C73]-[.E$2])*[.E$3]&gt;=0;([.C73]-[.E$2])*[.E$3];&quot;-&quot;)" office:value-type="float" office:value="0.719047619047619" calcext:value-type="float">
            <text:p>0.719047619047619</text:p>
          </table:table-cell>
          <table:table-cell table:number-columns-repeated="1020"/>
        </table:table-row>
        <table:table-row table:style-name="ro6">
          <table:table-cell table:style-name="ce14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63" table:formula="of:=[.A74]/[.B74]" office:value-type="float" office:value="0.357142857142857" calcext:value-type="float">
            <text:p>0.357142857142857</text:p>
          </table:table-cell>
          <table:table-cell table:style-name="ce170" table:formula="of:=IF(([.C74]-[.E$2])*[.E$3]&gt;=0;([.C74]-[.E$2])*[.E$3];&quot;-&quot;)" office:value-type="float" office:value="0.576190476190476" calcext:value-type="float">
            <text:p>0.576190476190476</text:p>
          </table:table-cell>
          <table:table-cell table:number-columns-repeated="1020"/>
        </table:table-row>
        <table:table-row table:style-name="ro6">
          <table:table-cell table:style-name="ce143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3" table:formula="of:=[.A75]/[.B75]" office:value-type="float" office:value="0.642857142857143" calcext:value-type="float">
            <text:p>0.642857142857143</text:p>
          </table:table-cell>
          <table:table-cell table:style-name="ce170" table:formula="of:=IF(([.C75]-[.E$2])*[.E$3]&gt;=0;([.C75]-[.E$2])*[.E$3];&quot;-&quot;)" office:value-type="float" office:value="0.29047619047619" calcext:value-type="float">
            <text:p>0.29047619047619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3" table:formula="of:=[.A76]/[.B76]" office:value-type="float" office:value="0.785714285714286" calcext:value-type="float">
            <text:p>0.785714285714286</text:p>
          </table:table-cell>
          <table:table-cell table:style-name="ce170" table:formula="of:=IF(([.C76]-[.E$2])*[.E$3]&gt;=0;([.C76]-[.E$2])*[.E$3];&quot;-&quot;)" office:value-type="float" office:value="0.147619047619047" calcext:value-type="float">
            <text:p>0.147619047619047</text:p>
          </table:table-cell>
          <table:table-cell table:number-columns-repeated="1020"/>
        </table:table-row>
        <table:table-row table:style-name="ro6">
          <table:table-cell table:style-name="ce14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63" table:formula="of:=[.A77]/[.B77]" office:value-type="float" office:value="0.928571428571429" calcext:value-type="float">
            <text:p>0.928571428571429</text:p>
          </table:table-cell>
          <table:table-cell table:style-name="ce170" table:formula="of:=IF(([.C77]-[.E$2])*[.E$3]&gt;=0;([.C77]-[.E$2])*[.E$3];&quot;-&quot;)" office:value-type="float" office:value="0.0047619047619043" calcext:value-type="float">
            <text:p>0.0047619047619043</text:p>
          </table:table-cell>
          <table:table-cell table:number-columns-repeated="1020"/>
        </table:table-row>
        <table:table-row table:style-name="ro6">
          <table:table-cell table:style-name="ce14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63" table:formula="of:=[.A78]/[.B78]" office:value-type="float" office:value="0.0666666666666667" calcext:value-type="float">
            <text:p>0.0666666666666667</text:p>
          </table:table-cell>
          <table:table-cell table:style-name="ce170" table:formula="of:=IF(([.C78]-[.E$2])*[.E$3]&gt;=0;([.C78]-[.E$2])*[.E$3];&quot;-&quot;)" office:value-type="float" office:value="0.866666666666667" calcext:value-type="float">
            <text:p>0.866666666666667</text:p>
          </table:table-cell>
          <table:table-cell table:number-columns-repeated="1020"/>
        </table:table-row>
        <table:table-row table:style-name="ro6">
          <table:table-cell table:style-name="ce14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63" table:formula="of:=[.A79]/[.B79]" office:value-type="float" office:value="0.133333333333333" calcext:value-type="float">
            <text:p>0.133333333333333</text:p>
          </table:table-cell>
          <table:table-cell table:style-name="ce170" table:formula="of:=IF(([.C79]-[.E$2])*[.E$3]&gt;=0;([.C79]-[.E$2])*[.E$3];&quot;-&quot;)" office:value-type="float" office:value="0.8" calcext:value-type="float">
            <text:p>0.8</text:p>
          </table:table-cell>
          <table:table-cell table:number-columns-repeated="1020"/>
        </table:table-row>
        <table:table-row table:style-name="ro6">
          <table:table-cell table:style-name="ce14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63" table:formula="of:=[.A80]/[.B80]" office:value-type="float" office:value="0.266666666666667" calcext:value-type="float">
            <text:p>0.266666666666667</text:p>
          </table:table-cell>
          <table:table-cell table:style-name="ce170" table:formula="of:=IF(([.C80]-[.E$2])*[.E$3]&gt;=0;([.C80]-[.E$2])*[.E$3];&quot;-&quot;)" office:value-type="float" office:value="0.666666666666666" calcext:value-type="float">
            <text:p>0.666666666666666</text:p>
          </table:table-cell>
          <table:table-cell table:number-columns-repeated="1020"/>
        </table:table-row>
        <table:table-row table:style-name="ro6">
          <table:table-cell table:style-name="ce143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63" table:formula="of:=[.A81]/[.B81]" office:value-type="float" office:value="0.466666666666667" calcext:value-type="float">
            <text:p>0.466666666666667</text:p>
          </table:table-cell>
          <table:table-cell table:style-name="ce170" table:formula="of:=IF(([.C81]-[.E$2])*[.E$3]&gt;=0;([.C81]-[.E$2])*[.E$3];&quot;-&quot;)" office:value-type="float" office:value="0.466666666666666" calcext:value-type="float">
            <text:p>0.466666666666666</text:p>
          </table:table-cell>
          <table:table-cell table:number-columns-repeated="1020"/>
        </table:table-row>
        <table:table-row table:style-name="ro6">
          <table:table-cell table:style-name="ce143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63" table:formula="of:=[.A82]/[.B82]" office:value-type="float" office:value="0.533333333333333" calcext:value-type="float">
            <text:p>0.533333333333333</text:p>
          </table:table-cell>
          <table:table-cell table:style-name="ce170" table:formula="of:=IF(([.C82]-[.E$2])*[.E$3]&gt;=0;([.C82]-[.E$2])*[.E$3];&quot;-&quot;)" office:value-type="float" office:value="0.4" calcext:value-type="float">
            <text:p>0.4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63" table:formula="of:=[.A83]/[.B83]" office:value-type="float" office:value="0.733333333333333" calcext:value-type="float">
            <text:p>0.733333333333333</text:p>
          </table:table-cell>
          <table:table-cell table:style-name="ce170" table:formula="of:=IF(([.C83]-[.E$2])*[.E$3]&gt;=0;([.C83]-[.E$2])*[.E$3];&quot;-&quot;)" office:value-type="float" office:value="0.2" calcext:value-type="float">
            <text:p>0.2</text:p>
          </table:table-cell>
          <table:table-cell table:number-columns-repeated="1020"/>
        </table:table-row>
        <table:table-row table:style-name="ro6">
          <table:table-cell table:style-name="ce14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63" table:formula="of:=[.A84]/[.B84]" office:value-type="float" office:value="0.866666666666667" calcext:value-type="float">
            <text:p>0.866666666666667</text:p>
          </table:table-cell>
          <table:table-cell table:style-name="ce170" table:formula="of:=IF(([.C84]-[.E$2])*[.E$3]&gt;=0;([.C84]-[.E$2])*[.E$3];&quot;-&quot;)" office:value-type="float" office:value="0.0666666666666663" calcext:value-type="float">
            <text:p>0.0666666666666663</text:p>
          </table:table-cell>
          <table:table-cell table:number-columns-repeated="1020"/>
        </table:table-row>
        <table:table-row table:style-name="ro6">
          <table:table-cell table:style-name="ce143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63" table:formula="of:=[.A85]/[.B85]" office:value-type="float" office:value="0.933333333333333" calcext:value-type="float">
            <text:p>0.933333333333333</text:p>
          </table:table-cell>
          <table:table-cell table:style-name="ce170" table:formula="of:=IF(([.C85]-[.E$2])*[.E$3]&gt;=0;([.C85]-[.E$2])*[.E$3];&quot;-&quot;)" office:value-type="float" office:value="-0" calcext:value-type="float">
            <text:p>0</text:p>
          </table:table-cell>
          <table:table-cell table:number-columns-repeated="1020"/>
        </table:table-row>
        <table:table-row table:style-name="ro6">
          <table:table-cell table:style-name="ce14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63" table:formula="of:=[.A86]/[.B86]" office:value-type="float" office:value="0.0625" calcext:value-type="float">
            <text:p>0.0625</text:p>
          </table:table-cell>
          <table:table-cell table:style-name="ce170" table:formula="of:=IF(([.C86]-[.E$2])*[.E$3]&gt;=0;([.C86]-[.E$2])*[.E$3];&quot;-&quot;)" office:value-type="float" office:value="0.870833333333333" calcext:value-type="float">
            <text:p>0.8708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63" table:formula="of:=[.A87]/[.B87]" office:value-type="float" office:value="0.1875" calcext:value-type="float">
            <text:p>0.1875</text:p>
          </table:table-cell>
          <table:table-cell table:style-name="ce170" table:formula="of:=IF(([.C87]-[.E$2])*[.E$3]&gt;=0;([.C87]-[.E$2])*[.E$3];&quot;-&quot;)" office:value-type="float" office:value="0.745833333333333" calcext:value-type="float">
            <text:p>0.7458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63" table:formula="of:=[.A88]/[.B88]" office:value-type="float" office:value="0.3125" calcext:value-type="float">
            <text:p>0.3125</text:p>
          </table:table-cell>
          <table:table-cell table:style-name="ce170" table:formula="of:=IF(([.C88]-[.E$2])*[.E$3]&gt;=0;([.C88]-[.E$2])*[.E$3];&quot;-&quot;)" office:value-type="float" office:value="0.620833333333333" calcext:value-type="float">
            <text:p>0.6208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163" table:formula="of:=[.A89]/[.B89]" office:value-type="float" office:value="0.4375" calcext:value-type="float">
            <text:p>0.4375</text:p>
          </table:table-cell>
          <table:table-cell table:style-name="ce170" table:formula="of:=IF(([.C89]-[.E$2])*[.E$3]&gt;=0;([.C89]-[.E$2])*[.E$3];&quot;-&quot;)" office:value-type="float" office:value="0.495833333333333" calcext:value-type="float">
            <text:p>0.4958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163" table:formula="of:=[.A90]/[.B90]" office:value-type="float" office:value="0.5625" calcext:value-type="float">
            <text:p>0.5625</text:p>
          </table:table-cell>
          <table:table-cell table:style-name="ce170" table:formula="of:=IF(([.C90]-[.E$2])*[.E$3]&gt;=0;([.C90]-[.E$2])*[.E$3];&quot;-&quot;)" office:value-type="float" office:value="0.370833333333333" calcext:value-type="float">
            <text:p>0.3708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163" table:formula="of:=[.A91]/[.B91]" office:value-type="float" office:value="0.6875" calcext:value-type="float">
            <text:p>0.6875</text:p>
          </table:table-cell>
          <table:table-cell table:style-name="ce170" table:formula="of:=IF(([.C91]-[.E$2])*[.E$3]&gt;=0;([.C91]-[.E$2])*[.E$3];&quot;-&quot;)" office:value-type="float" office:value="0.245833333333333" calcext:value-type="float">
            <text:p>0.2458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63" table:formula="of:=[.A92]/[.B92]" office:value-type="float" office:value="0.8125" calcext:value-type="float">
            <text:p>0.8125</text:p>
          </table:table-cell>
          <table:table-cell table:style-name="ce170" table:formula="of:=IF(([.C92]-[.E$2])*[.E$3]&gt;=0;([.C92]-[.E$2])*[.E$3];&quot;-&quot;)" office:value-type="float" office:value="0.120833333333333" calcext:value-type="float">
            <text:p>0.1208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63" table:formula="of:=[.A93]/[.B93]" office:value-type="float" office:value="0.9375" calcext:value-type="float">
            <text:p>0.9375</text:p>
          </table:table-cell>
          <table:table-cell table:style-name="ce170" table:formula="of:=IF(([.C93]-[.E$2])*[.E$3]&gt;=0;([.C9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4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63" table:formula="of:=[.A94]/[.B94]" office:value-type="float" office:value="0.0588235294117647" calcext:value-type="float">
            <text:p>0.0588235294117647</text:p>
          </table:table-cell>
          <table:table-cell table:style-name="ce170" table:formula="of:=IF(([.C94]-[.E$2])*[.E$3]&gt;=0;([.C94]-[.E$2])*[.E$3];&quot;-&quot;)" office:value-type="float" office:value="0.874509803921569" calcext:value-type="float">
            <text:p>0.874509803921569</text:p>
          </table:table-cell>
          <table:table-cell table:number-columns-repeated="1020"/>
        </table:table-row>
        <table:table-row table:style-name="ro6">
          <table:table-cell table:style-name="ce14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163" table:formula="of:=[.A95]/[.B95]" office:value-type="float" office:value="0.117647058823529" calcext:value-type="float">
            <text:p>0.117647058823529</text:p>
          </table:table-cell>
          <table:table-cell table:style-name="ce170" table:formula="of:=IF(([.C95]-[.E$2])*[.E$3]&gt;=0;([.C95]-[.E$2])*[.E$3];&quot;-&quot;)" office:value-type="float" office:value="0.815686274509804" calcext:value-type="float">
            <text:p>0.815686274509804</text:p>
          </table:table-cell>
          <table:table-cell table:number-columns-repeated="1020"/>
        </table:table-row>
        <table:table-row table:style-name="ro6">
          <table:table-cell table:style-name="ce143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63" table:formula="of:=[.A96]/[.B96]" office:value-type="float" office:value="0.176470588235294" calcext:value-type="float">
            <text:p>0.176470588235294</text:p>
          </table:table-cell>
          <table:table-cell table:style-name="ce170" table:formula="of:=IF(([.C96]-[.E$2])*[.E$3]&gt;=0;([.C96]-[.E$2])*[.E$3];&quot;-&quot;)" office:value-type="float" office:value="0.756862745098039" calcext:value-type="float">
            <text:p>0.756862745098039</text:p>
          </table:table-cell>
          <table:table-cell table:number-columns-repeated="1020"/>
        </table:table-row>
        <table:table-row table:style-name="ro6">
          <table:table-cell table:style-name="ce14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63" table:formula="of:=[.A97]/[.B97]" office:value-type="float" office:value="0.235294117647059" calcext:value-type="float">
            <text:p>0.235294117647059</text:p>
          </table:table-cell>
          <table:table-cell table:style-name="ce170" table:formula="of:=IF(([.C97]-[.E$2])*[.E$3]&gt;=0;([.C97]-[.E$2])*[.E$3];&quot;-&quot;)" office:value-type="float" office:value="0.698039215686274" calcext:value-type="float">
            <text:p>0.698039215686274</text:p>
          </table:table-cell>
          <table:table-cell table:number-columns-repeated="1020"/>
        </table:table-row>
        <table:table-row table:style-name="ro6">
          <table:table-cell table:style-name="ce143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63" table:formula="of:=[.A98]/[.B98]" office:value-type="float" office:value="0.294117647058823" calcext:value-type="float">
            <text:p>0.294117647058823</text:p>
          </table:table-cell>
          <table:table-cell table:style-name="ce170" table:formula="of:=IF(([.C98]-[.E$2])*[.E$3]&gt;=0;([.C98]-[.E$2])*[.E$3];&quot;-&quot;)" office:value-type="float" office:value="0.63921568627451" calcext:value-type="float">
            <text:p>0.63921568627451</text:p>
          </table:table-cell>
          <table:table-cell table:number-columns-repeated="1020"/>
        </table:table-row>
        <table:table-row table:style-name="ro6">
          <table:table-cell table:style-name="ce143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63" table:formula="of:=[.A99]/[.B99]" office:value-type="float" office:value="0.352941176470588" calcext:value-type="float">
            <text:p>0.352941176470588</text:p>
          </table:table-cell>
          <table:table-cell table:style-name="ce170" table:formula="of:=IF(([.C99]-[.E$2])*[.E$3]&gt;=0;([.C99]-[.E$2])*[.E$3];&quot;-&quot;)" office:value-type="float" office:value="0.580392156862745" calcext:value-type="float">
            <text:p>0.580392156862745</text:p>
          </table:table-cell>
          <table:table-cell table:number-columns-repeated="1020"/>
        </table:table-row>
        <table:table-row table:style-name="ro6">
          <table:table-cell table:style-name="ce14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63" table:formula="of:=[.A100]/[.B100]" office:value-type="float" office:value="0.411764705882353" calcext:value-type="float">
            <text:p>0.411764705882353</text:p>
          </table:table-cell>
          <table:table-cell table:style-name="ce170" table:formula="of:=IF(([.C100]-[.E$2])*[.E$3]&gt;=0;([.C100]-[.E$2])*[.E$3];&quot;-&quot;)" office:value-type="float" office:value="0.52156862745098" calcext:value-type="float">
            <text:p>0.52156862745098</text:p>
          </table:table-cell>
          <table:table-cell table:number-columns-repeated="1020"/>
        </table:table-row>
        <table:table-row table:style-name="ro6">
          <table:table-cell table:style-name="ce14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163" table:formula="of:=[.A101]/[.B101]" office:value-type="float" office:value="0.470588235294118" calcext:value-type="float">
            <text:p>0.470588235294118</text:p>
          </table:table-cell>
          <table:table-cell table:style-name="ce170" table:formula="of:=IF(([.C101]-[.E$2])*[.E$3]&gt;=0;([.C101]-[.E$2])*[.E$3];&quot;-&quot;)" office:value-type="float" office:value="0.462745098039215" calcext:value-type="float">
            <text:p>0.462745098039215</text:p>
          </table:table-cell>
          <table:table-cell table:number-columns-repeated="1020"/>
        </table:table-row>
        <table:table-row table:style-name="ro6">
          <table:table-cell table:style-name="ce143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63" table:formula="of:=[.A102]/[.B102]" office:value-type="float" office:value="0.529411764705882" calcext:value-type="float">
            <text:p>0.529411764705882</text:p>
          </table:table-cell>
          <table:table-cell table:style-name="ce170" table:formula="of:=IF(([.C102]-[.E$2])*[.E$3]&gt;=0;([.C102]-[.E$2])*[.E$3];&quot;-&quot;)" office:value-type="float" office:value="0.403921568627451" calcext:value-type="float">
            <text:p>0.403921568627451</text:p>
          </table:table-cell>
          <table:table-cell table:number-columns-repeated="1020"/>
        </table:table-row>
        <table:table-row table:style-name="ro6">
          <table:table-cell table:style-name="ce14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ce163" table:formula="of:=[.A103]/[.B103]" office:value-type="float" office:value="0.588235294117647" calcext:value-type="float">
            <text:p>0.588235294117647</text:p>
          </table:table-cell>
          <table:table-cell table:style-name="ce170" table:formula="of:=IF(([.C103]-[.E$2])*[.E$3]&gt;=0;([.C103]-[.E$2])*[.E$3];&quot;-&quot;)" office:value-type="float" office:value="0.345098039215686" calcext:value-type="float">
            <text:p>0.345098039215686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163" table:formula="of:=[.A104]/[.B104]" office:value-type="float" office:value="0.647058823529412" calcext:value-type="float">
            <text:p>0.647058823529412</text:p>
          </table:table-cell>
          <table:table-cell table:style-name="ce170" table:formula="of:=IF(([.C104]-[.E$2])*[.E$3]&gt;=0;([.C104]-[.E$2])*[.E$3];&quot;-&quot;)" office:value-type="float" office:value="0.286274509803921" calcext:value-type="float">
            <text:p>0.286274509803921</text:p>
          </table:table-cell>
          <table:table-cell table:number-columns-repeated="1020"/>
        </table:table-row>
        <table:table-row table:style-name="ro6">
          <table:table-cell table:style-name="ce14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163" table:formula="of:=[.A105]/[.B105]" office:value-type="float" office:value="0.705882352941176" calcext:value-type="float">
            <text:p>0.705882352941176</text:p>
          </table:table-cell>
          <table:table-cell table:style-name="ce170" table:formula="of:=IF(([.C105]-[.E$2])*[.E$3]&gt;=0;([.C105]-[.E$2])*[.E$3];&quot;-&quot;)" office:value-type="float" office:value="0.227450980392157" calcext:value-type="float">
            <text:p>0.227450980392157</text:p>
          </table:table-cell>
          <table:table-cell table:number-columns-repeated="1020"/>
        </table:table-row>
        <table:table-row table:style-name="ro6">
          <table:table-cell table:style-name="ce14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63" table:formula="of:=[.A106]/[.B106]" office:value-type="float" office:value="0.764705882352941" calcext:value-type="float">
            <text:p>0.764705882352941</text:p>
          </table:table-cell>
          <table:table-cell table:style-name="ce170" table:formula="of:=IF(([.C106]-[.E$2])*[.E$3]&gt;=0;([.C106]-[.E$2])*[.E$3];&quot;-&quot;)" office:value-type="float" office:value="0.168627450980392" calcext:value-type="float">
            <text:p>0.168627450980392</text:p>
          </table:table-cell>
          <table:table-cell table:number-columns-repeated="1020"/>
        </table:table-row>
        <table:table-row table:style-name="ro6">
          <table:table-cell table:style-name="ce14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63" table:formula="of:=[.A107]/[.B107]" office:value-type="float" office:value="0.823529411764706" calcext:value-type="float">
            <text:p>0.823529411764706</text:p>
          </table:table-cell>
          <table:table-cell table:style-name="ce170" table:formula="of:=IF(([.C107]-[.E$2])*[.E$3]&gt;=0;([.C107]-[.E$2])*[.E$3];&quot;-&quot;)" office:value-type="float" office:value="0.109803921568627" calcext:value-type="float">
            <text:p>0.109803921568627</text:p>
          </table:table-cell>
          <table:table-cell table:number-columns-repeated="1020"/>
        </table:table-row>
        <table:table-row table:style-name="ro6">
          <table:table-cell table:style-name="ce14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63" table:formula="of:=[.A108]/[.B108]" office:value-type="float" office:value="0.882352941176471" calcext:value-type="float">
            <text:p>0.882352941176471</text:p>
          </table:table-cell>
          <table:table-cell table:style-name="ce170" table:formula="of:=IF(([.C108]-[.E$2])*[.E$3]&gt;=0;([.C108]-[.E$2])*[.E$3];&quot;-&quot;)" office:value-type="float" office:value="0.0509803921568623" calcext:value-type="float">
            <text:p>0.0509803921568623</text:p>
          </table:table-cell>
          <table:table-cell table:number-columns-repeated="1020"/>
        </table:table-row>
        <table:table-row table:style-name="ro6">
          <table:table-cell table:style-name="ce14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3" table:formula="of:=[.A109]/[.B109]" office:value-type="float" office:value="0.941176470588235" calcext:value-type="float">
            <text:p>0.941176470588235</text:p>
          </table:table-cell>
          <table:table-cell table:style-name="ce170" table:formula="of:=IF(([.C109]-[.E$2])*[.E$3]&gt;=0;([.C109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4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63" table:formula="of:=[.A110]/[.B110]" office:value-type="float" office:value="0.0555555555555556" calcext:value-type="float">
            <text:p>0.0555555555555556</text:p>
          </table:table-cell>
          <table:table-cell table:style-name="ce170" table:formula="of:=IF(([.C110]-[.E$2])*[.E$3]&gt;=0;([.C110]-[.E$2])*[.E$3];&quot;-&quot;)" office:value-type="float" office:value="0.877777777777778" calcext:value-type="float">
            <text:p>0.877777777777778</text:p>
          </table:table-cell>
          <table:table-cell table:number-columns-repeated="1020"/>
        </table:table-row>
        <table:table-row table:style-name="ro6">
          <table:table-cell table:style-name="ce143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63" table:formula="of:=[.A111]/[.B111]" office:value-type="float" office:value="0.277777777777778" calcext:value-type="float">
            <text:p>0.277777777777778</text:p>
          </table:table-cell>
          <table:table-cell table:style-name="ce170" table:formula="of:=IF(([.C111]-[.E$2])*[.E$3]&gt;=0;([.C111]-[.E$2])*[.E$3];&quot;-&quot;)" office:value-type="float" office:value="0.655555555555555" calcext:value-type="float">
            <text:p>0.655555555555555</text:p>
          </table:table-cell>
          <table:table-cell table:number-columns-repeated="1020"/>
        </table:table-row>
        <table:table-row table:style-name="ro6">
          <table:table-cell table:style-name="ce143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63" table:formula="of:=[.A112]/[.B112]" office:value-type="float" office:value="0.388888888888889" calcext:value-type="float">
            <text:p>0.388888888888889</text:p>
          </table:table-cell>
          <table:table-cell table:style-name="ce170" table:formula="of:=IF(([.C112]-[.E$2])*[.E$3]&gt;=0;([.C112]-[.E$2])*[.E$3];&quot;-&quot;)" office:value-type="float" office:value="0.544444444444444" calcext:value-type="float">
            <text:p>0.544444444444444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style-name="ce163" table:formula="of:=[.A113]/[.B113]" office:value-type="float" office:value="0.611111111111111" calcext:value-type="float">
            <text:p>0.611111111111111</text:p>
          </table:table-cell>
          <table:table-cell table:style-name="ce170" table:formula="of:=IF(([.C113]-[.E$2])*[.E$3]&gt;=0;([.C113]-[.E$2])*[.E$3];&quot;-&quot;)" office:value-type="float" office:value="0.322222222222222" calcext:value-type="float">
            <text:p>0.322222222222222</text:p>
          </table:table-cell>
          <table:table-cell table:number-columns-repeated="1020"/>
        </table:table-row>
        <table:table-row table:style-name="ro6">
          <table:table-cell table:style-name="ce143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163" table:formula="of:=[.A114]/[.B114]" office:value-type="float" office:value="0.722222222222222" calcext:value-type="float">
            <text:p>0.722222222222222</text:p>
          </table:table-cell>
          <table:table-cell table:style-name="ce170" table:formula="of:=IF(([.C114]-[.E$2])*[.E$3]&gt;=0;([.C114]-[.E$2])*[.E$3];&quot;-&quot;)" office:value-type="float" office:value="0.211111111111111" calcext:value-type="float">
            <text:p>0.211111111111111</text:p>
          </table:table-cell>
          <table:table-cell table:number-columns-repeated="1020"/>
        </table:table-row>
        <table:table-row table:style-name="ro6">
          <table:table-cell table:style-name="ce14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63" table:formula="of:=[.A115]/[.B115]" office:value-type="float" office:value="0.944444444444444" calcext:value-type="float">
            <text:p>0.944444444444444</text:p>
          </table:table-cell>
          <table:table-cell table:style-name="ce170" table:formula="of:=IF(([.C115]-[.E$2])*[.E$3]&gt;=0;([.C115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4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63" table:formula="of:=[.A116]/[.B116]" office:value-type="float" office:value="0.0526315789473684" calcext:value-type="float">
            <text:p>0.0526315789473684</text:p>
          </table:table-cell>
          <table:table-cell table:style-name="ce170" table:formula="of:=IF(([.C116]-[.E$2])*[.E$3]&gt;=0;([.C116]-[.E$2])*[.E$3];&quot;-&quot;)" office:value-type="float" office:value="0.880701754385965" calcext:value-type="float">
            <text:p>0.880701754385965</text:p>
          </table:table-cell>
          <table:table-cell table:number-columns-repeated="1020"/>
        </table:table-row>
        <table:table-row table:style-name="ro6">
          <table:table-cell table:style-name="ce14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63" table:formula="of:=[.A117]/[.B117]" office:value-type="float" office:value="0.105263157894737" calcext:value-type="float">
            <text:p>0.105263157894737</text:p>
          </table:table-cell>
          <table:table-cell table:style-name="ce170" table:formula="of:=IF(([.C117]-[.E$2])*[.E$3]&gt;=0;([.C117]-[.E$2])*[.E$3];&quot;-&quot;)" office:value-type="float" office:value="0.828070175438596" calcext:value-type="float">
            <text:p>0.828070175438596</text:p>
          </table:table-cell>
          <table:table-cell table:number-columns-repeated="1020"/>
        </table:table-row>
        <table:table-row table:style-name="ro6">
          <table:table-cell table:style-name="ce143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63" table:formula="of:=[.A118]/[.B118]" office:value-type="float" office:value="0.157894736842105" calcext:value-type="float">
            <text:p>0.157894736842105</text:p>
          </table:table-cell>
          <table:table-cell table:style-name="ce170" table:formula="of:=IF(([.C118]-[.E$2])*[.E$3]&gt;=0;([.C118]-[.E$2])*[.E$3];&quot;-&quot;)" office:value-type="float" office:value="0.775438596491228" calcext:value-type="float">
            <text:p>0.775438596491228</text:p>
          </table:table-cell>
          <table:table-cell table:number-columns-repeated="1020"/>
        </table:table-row>
        <table:table-row table:style-name="ro6">
          <table:table-cell table:style-name="ce143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63" table:formula="of:=[.A119]/[.B119]" office:value-type="float" office:value="0.210526315789474" calcext:value-type="float">
            <text:p>0.210526315789474</text:p>
          </table:table-cell>
          <table:table-cell table:style-name="ce170" table:formula="of:=IF(([.C119]-[.E$2])*[.E$3]&gt;=0;([.C119]-[.E$2])*[.E$3];&quot;-&quot;)" office:value-type="float" office:value="0.722807017543859" calcext:value-type="float">
            <text:p>0.722807017543859</text:p>
          </table:table-cell>
          <table:table-cell table:number-columns-repeated="1020"/>
        </table:table-row>
        <table:table-row table:style-name="ro6">
          <table:table-cell table:style-name="ce143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63" table:formula="of:=[.A120]/[.B120]" office:value-type="float" office:value="0.263157894736842" calcext:value-type="float">
            <text:p>0.263157894736842</text:p>
          </table:table-cell>
          <table:table-cell table:style-name="ce170" table:formula="of:=IF(([.C120]-[.E$2])*[.E$3]&gt;=0;([.C120]-[.E$2])*[.E$3];&quot;-&quot;)" office:value-type="float" office:value="0.670175438596491" calcext:value-type="float">
            <text:p>0.670175438596491</text:p>
          </table:table-cell>
          <table:table-cell table:number-columns-repeated="1020"/>
        </table:table-row>
        <table:table-row table:style-name="ro6">
          <table:table-cell table:style-name="ce143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163" table:formula="of:=[.A121]/[.B121]" office:value-type="float" office:value="0.31578947368421" calcext:value-type="float">
            <text:p>0.31578947368421</text:p>
          </table:table-cell>
          <table:table-cell table:style-name="ce170" table:formula="of:=IF(([.C121]-[.E$2])*[.E$3]&gt;=0;([.C121]-[.E$2])*[.E$3];&quot;-&quot;)" office:value-type="float" office:value="0.617543859649123" calcext:value-type="float">
            <text:p>0.617543859649123</text:p>
          </table:table-cell>
          <table:table-cell table:number-columns-repeated="1020"/>
        </table:table-row>
        <table:table-row table:style-name="ro6">
          <table:table-cell table:style-name="ce14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163" table:formula="of:=[.A122]/[.B122]" office:value-type="float" office:value="0.368421052631579" calcext:value-type="float">
            <text:p>0.368421052631579</text:p>
          </table:table-cell>
          <table:table-cell table:style-name="ce170" table:formula="of:=IF(([.C122]-[.E$2])*[.E$3]&gt;=0;([.C122]-[.E$2])*[.E$3];&quot;-&quot;)" office:value-type="float" office:value="0.564912280701754" calcext:value-type="float">
            <text:p>0.564912280701754</text:p>
          </table:table-cell>
          <table:table-cell table:number-columns-repeated="1020"/>
        </table:table-row>
        <table:table-row table:style-name="ro6">
          <table:table-cell table:style-name="ce143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163" table:formula="of:=[.A123]/[.B123]" office:value-type="float" office:value="0.421052631578947" calcext:value-type="float">
            <text:p>0.421052631578947</text:p>
          </table:table-cell>
          <table:table-cell table:style-name="ce170" table:formula="of:=IF(([.C123]-[.E$2])*[.E$3]&gt;=0;([.C123]-[.E$2])*[.E$3];&quot;-&quot;)" office:value-type="float" office:value="0.512280701754386" calcext:value-type="float">
            <text:p>0.512280701754386</text:p>
          </table:table-cell>
          <table:table-cell table:number-columns-repeated="1020"/>
        </table:table-row>
        <table:table-row table:style-name="ro6">
          <table:table-cell table:style-name="ce143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63" table:formula="of:=[.A124]/[.B124]" office:value-type="float" office:value="0.473684210526316" calcext:value-type="float">
            <text:p>0.473684210526316</text:p>
          </table:table-cell>
          <table:table-cell table:style-name="ce170" table:formula="of:=IF(([.C124]-[.E$2])*[.E$3]&gt;=0;([.C124]-[.E$2])*[.E$3];&quot;-&quot;)" office:value-type="float" office:value="0.459649122807017" calcext:value-type="float">
            <text:p>0.459649122807017</text:p>
          </table:table-cell>
          <table:table-cell table:number-columns-repeated="1020"/>
        </table:table-row>
        <table:table-row table:style-name="ro6">
          <table:table-cell table:style-name="ce143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63" table:formula="of:=[.A125]/[.B125]" office:value-type="float" office:value="0.526315789473684" calcext:value-type="float">
            <text:p>0.526315789473684</text:p>
          </table:table-cell>
          <table:table-cell table:style-name="ce170" table:formula="of:=IF(([.C125]-[.E$2])*[.E$3]&gt;=0;([.C125]-[.E$2])*[.E$3];&quot;-&quot;)" office:value-type="float" office:value="0.407017543859649" calcext:value-type="float">
            <text:p>0.407017543859649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163" table:formula="of:=[.A126]/[.B126]" office:value-type="float" office:value="0.578947368421053" calcext:value-type="float">
            <text:p>0.578947368421053</text:p>
          </table:table-cell>
          <table:table-cell table:style-name="ce170" table:formula="of:=IF(([.C126]-[.E$2])*[.E$3]&gt;=0;([.C126]-[.E$2])*[.E$3];&quot;-&quot;)" office:value-type="float" office:value="0.35438596491228" calcext:value-type="float">
            <text:p>0.35438596491228</text:p>
          </table:table-cell>
          <table:table-cell table:number-columns-repeated="1020"/>
        </table:table-row>
        <table:table-row table:style-name="ro6">
          <table:table-cell table:style-name="ce143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163" table:formula="of:=[.A127]/[.B127]" office:value-type="float" office:value="0.631578947368421" calcext:value-type="float">
            <text:p>0.631578947368421</text:p>
          </table:table-cell>
          <table:table-cell table:style-name="ce170" table:formula="of:=IF(([.C127]-[.E$2])*[.E$3]&gt;=0;([.C127]-[.E$2])*[.E$3];&quot;-&quot;)" office:value-type="float" office:value="0.301754385964912" calcext:value-type="float">
            <text:p>0.301754385964912</text:p>
          </table:table-cell>
          <table:table-cell table:number-columns-repeated="1020"/>
        </table:table-row>
        <table:table-row table:style-name="ro6">
          <table:table-cell table:style-name="ce143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style-name="ce163" table:formula="of:=[.A128]/[.B128]" office:value-type="float" office:value="0.68421052631579" calcext:value-type="float">
            <text:p>0.68421052631579</text:p>
          </table:table-cell>
          <table:table-cell table:style-name="ce170" table:formula="of:=IF(([.C128]-[.E$2])*[.E$3]&gt;=0;([.C128]-[.E$2])*[.E$3];&quot;-&quot;)" office:value-type="float" office:value="0.249122807017543" calcext:value-type="float">
            <text:p>0.249122807017543</text:p>
          </table:table-cell>
          <table:table-cell table:number-columns-repeated="1020"/>
        </table:table-row>
        <table:table-row table:style-name="ro6">
          <table:table-cell table:style-name="ce143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163" table:formula="of:=[.A129]/[.B129]" office:value-type="float" office:value="0.736842105263158" calcext:value-type="float">
            <text:p>0.736842105263158</text:p>
          </table:table-cell>
          <table:table-cell table:style-name="ce170" table:formula="of:=IF(([.C129]-[.E$2])*[.E$3]&gt;=0;([.C129]-[.E$2])*[.E$3];&quot;-&quot;)" office:value-type="float" office:value="0.196491228070175" calcext:value-type="float">
            <text:p>0.196491228070175</text:p>
          </table:table-cell>
          <table:table-cell table:number-columns-repeated="1020"/>
        </table:table-row>
        <table:table-row table:style-name="ro6">
          <table:table-cell table:style-name="ce14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163" table:formula="of:=[.A130]/[.B130]" office:value-type="float" office:value="0.789473684210526" calcext:value-type="float">
            <text:p>0.789473684210526</text:p>
          </table:table-cell>
          <table:table-cell table:style-name="ce170" table:formula="of:=IF(([.C130]-[.E$2])*[.E$3]&gt;=0;([.C130]-[.E$2])*[.E$3];&quot;-&quot;)" office:value-type="float" office:value="0.143859649122807" calcext:value-type="float">
            <text:p>0.143859649122807</text:p>
          </table:table-cell>
          <table:table-cell table:number-columns-repeated="1020"/>
        </table:table-row>
        <table:table-row table:style-name="ro6">
          <table:table-cell table:style-name="ce143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63" table:formula="of:=[.A131]/[.B131]" office:value-type="float" office:value="0.842105263157895" calcext:value-type="float">
            <text:p>0.842105263157895</text:p>
          </table:table-cell>
          <table:table-cell table:style-name="ce170" table:formula="of:=IF(([.C131]-[.E$2])*[.E$3]&gt;=0;([.C131]-[.E$2])*[.E$3];&quot;-&quot;)" office:value-type="float" office:value="0.0912280701754383" calcext:value-type="float">
            <text:p>0.0912280701754383</text:p>
          </table:table-cell>
          <table:table-cell table:number-columns-repeated="1020"/>
        </table:table-row>
        <table:table-row table:style-name="ro6">
          <table:table-cell table:style-name="ce14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63" table:formula="of:=[.A132]/[.B132]" office:value-type="float" office:value="0.894736842105263" calcext:value-type="float">
            <text:p>0.894736842105263</text:p>
          </table:table-cell>
          <table:table-cell table:style-name="ce170" table:formula="of:=IF(([.C132]-[.E$2])*[.E$3]&gt;=0;([.C132]-[.E$2])*[.E$3];&quot;-&quot;)" office:value-type="float" office:value="0.0385964912280703" calcext:value-type="float">
            <text:p>0.0385964912280703</text:p>
          </table:table-cell>
          <table:table-cell table:number-columns-repeated="1020"/>
        </table:table-row>
        <table:table-row table:style-name="ro6">
          <table:table-cell table:style-name="ce14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63" table:formula="of:=[.A133]/[.B133]" office:value-type="float" office:value="0.947368421052632" calcext:value-type="float">
            <text:p>0.947368421052632</text:p>
          </table:table-cell>
          <table:table-cell table:style-name="ce170" table:formula="of:=IF(([.C133]-[.E$2])*[.E$3]&gt;=0;([.C133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>
          <table:table-cell table:style-name="ce14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63" table:formula="of:=[.A134]/[.B134]" office:value-type="float" office:value="0.05" calcext:value-type="float">
            <text:p>0.05</text:p>
          </table:table-cell>
          <table:table-cell table:style-name="ce170" table:formula="of:=IF(([.C134]-[.E$2])*[.E$3]&gt;=0;([.C134]-[.E$2])*[.E$3];&quot;-&quot;)" office:value-type="float" office:value="0.883333333333333" calcext:value-type="float">
            <text:p>0.8833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63" table:formula="of:=[.A135]/[.B135]" office:value-type="float" office:value="0.15" calcext:value-type="float">
            <text:p>0.15</text:p>
          </table:table-cell>
          <table:table-cell table:style-name="ce170" table:formula="of:=IF(([.C135]-[.E$2])*[.E$3]&gt;=0;([.C135]-[.E$2])*[.E$3];&quot;-&quot;)" office:value-type="float" office:value="0.783333333333333" calcext:value-type="float">
            <text:p>0.7833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63" table:formula="of:=[.A136]/[.B136]" office:value-type="float" office:value="0.35" calcext:value-type="float">
            <text:p>0.35</text:p>
          </table:table-cell>
          <table:table-cell table:style-name="ce170" table:formula="of:=IF(([.C136]-[.E$2])*[.E$3]&gt;=0;([.C136]-[.E$2])*[.E$3];&quot;-&quot;)" office:value-type="float" office:value="0.583333333333333" calcext:value-type="float">
            <text:p>0.5833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163" table:formula="of:=[.A137]/[.B137]" office:value-type="float" office:value="0.45" calcext:value-type="float">
            <text:p>0.45</text:p>
          </table:table-cell>
          <table:table-cell table:style-name="ce170" table:formula="of:=IF(([.C137]-[.E$2])*[.E$3]&gt;=0;([.C137]-[.E$2])*[.E$3];&quot;-&quot;)" office:value-type="float" office:value="0.483333333333333" calcext:value-type="float">
            <text:p>0.4833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163" table:formula="of:=[.A138]/[.B138]" office:value-type="float" office:value="0.55" calcext:value-type="float">
            <text:p>0.55</text:p>
          </table:table-cell>
          <table:table-cell table:style-name="ce170" table:formula="of:=IF(([.C138]-[.E$2])*[.E$3]&gt;=0;([.C138]-[.E$2])*[.E$3];&quot;-&quot;)" office:value-type="float" office:value="0.383333333333333" calcext:value-type="float">
            <text:p>0.3833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163" table:formula="of:=[.A139]/[.B139]" office:value-type="float" office:value="0.65" calcext:value-type="float">
            <text:p>0.65</text:p>
          </table:table-cell>
          <table:table-cell table:style-name="ce170" table:formula="of:=IF(([.C139]-[.E$2])*[.E$3]&gt;=0;([.C139]-[.E$2])*[.E$3];&quot;-&quot;)" office:value-type="float" office:value="0.283333333333333" calcext:value-type="float">
            <text:p>0.283333333333333</text:p>
          </table:table-cell>
          <table:table-cell table:number-columns-repeated="1020"/>
        </table:table-row>
        <table:table-row table:style-name="ro6">
          <table:table-cell table:style-name="ce14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style-name="ce163" table:formula="of:=[.A140]/[.B140]" office:value-type="float" office:value="0.85" calcext:value-type="float">
            <text:p>0.85</text:p>
          </table:table-cell>
          <table:table-cell table:style-name="ce170" table:formula="of:=IF(([.C140]-[.E$2])*[.E$3]&gt;=0;([.C140]-[.E$2])*[.E$3];&quot;-&quot;)" office:value-type="float" office:value="0.0833333333333334" calcext:value-type="float">
            <text:p>0.0833333333333334</text:p>
          </table:table-cell>
          <table:table-cell table:number-columns-repeated="1020"/>
        </table:table-row>
        <table:table-row table:style-name="ro6">
          <table:table-cell table:style-name="ce140" office:value-type="float" office:value="19" calcext:value-type="float">
            <text:p>19</text:p>
          </table:table-cell>
          <table:table-cell table:style-name="ce155" office:value-type="float" office:value="20" calcext:value-type="float">
            <text:p>20</text:p>
          </table:table-cell>
          <table:table-cell table:style-name="ce164" table:formula="of:=[.A141]/[.B141]" office:value-type="float" office:value="0.95" calcext:value-type="float">
            <text:p>0.95</text:p>
          </table:table-cell>
          <table:table-cell table:style-name="ce171" table:formula="of:=IF(([.C141]-[.E$2])*[.E$3]&gt;=0;([.C141]-[.E$2])*[.E$3];&quot;-&quot;)" office:value-type="string" office:string-value="-" calcext:value-type="string">
            <text:p>-</text:p>
          </table:table-cell>
          <table:table-cell table:number-columns-repeated="1020"/>
        </table:table-row>
        <table:table-row table:style-name="ro6" table:number-rows-repeated="104843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atching copper cables to electronic circuits'.D14:'Matching copper cables to electronic circuits'.D14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Constant data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5" table:default-cell-style-name="Default"/>
        <table:table-row table:style-name="ro8">
          <table:table-cell table:style-name="ce183" office:value-type="string" calcext:value-type="string">
            <text:p>Assembly machine types</text:p>
          </table:table-cell>
          <table:table-cell table:style-name="ce189" office:value-type="string" calcext:value-type="string">
            <text:p>Crafting speed</text:p>
          </table:table-cell>
          <table:table-cell table:style-name="ce195" office:value-type="string" calcext:value-type="string">
            <text:p>Module slots</text:p>
          </table:table-cell>
          <table:table-cell table:style-name="ce183" office:value-type="string" calcext:value-type="string">
            <text:p>Modules usable in machines</text:p>
          </table:table-cell>
          <table:table-cell table:style-name="ce189" office:value-type="string" calcext:value-type="string">
            <text:p>Speed modifier, %</text:p>
          </table:table-cell>
          <table:table-cell table:style-name="ce195" office:value-type="string" calcext:value-type="string">
            <text:p>Productivity modifier, %</text:p>
          </table:table-cell>
          <table:table-cell table:style-name="ce183" office:value-type="string" calcext:value-type="string">
            <text:p>Modules usable in beacons</text:p>
          </table:table-cell>
          <table:table-cell table:style-name="ce195" office:value-type="string" calcext:value-type="string">
            <text:p>Speed modifier, %</text:p>
          </table:table-cell>
          <table:table-cell table:style-name="ce212"/>
          <table:table-cell table:style-name="ce213" table:number-columns-repeated="1015"/>
        </table:table-row>
        <table:table-row table:style-name="ro4">
          <table:table-cell table:style-name="ce184" office:value-type="string" calcext:value-type="string">
            <text:p>Assembling machine 1</text:p>
          </table:table-cell>
          <table:table-cell table:style-name="ce190" office:value-type="float" office:value="0.5" calcext:value-type="float">
            <text:p>0.5</text:p>
          </table:table-cell>
          <table:table-cell table:style-name="ce196" office:value-type="float" office:value="0" calcext:value-type="float">
            <text:p>0</text:p>
          </table:table-cell>
          <table:table-cell table:style-name="ce184" office:value-type="string" calcext:value-type="string">
            <text:p>Speed 1</text:p>
          </table:table-cell>
          <table:table-cell table:style-name="ce190" office:value-type="float" office:value="20" calcext:value-type="float">
            <text:p>20</text:p>
          </table:table-cell>
          <table:table-cell table:style-name="ce209" office:value-type="float" office:value="0" calcext:value-type="float">
            <text:p>0</text:p>
          </table:table-cell>
          <table:table-cell table:style-name="ce184" office:value-type="string" calcext:value-type="string">
            <text:p>Speed 1</text:p>
          </table:table-cell>
          <table:table-cell table:style-name="ce209" office:value-type="float" office:value="20" calcext:value-type="float">
            <text:p>20</text:p>
          </table:table-cell>
          <table:table-cell table:style-name="ce190"/>
          <table:table-cell table:number-columns-repeated="1015"/>
        </table:table-row>
        <table:table-row table:style-name="ro4">
          <table:table-cell table:style-name="ce184" office:value-type="string" calcext:value-type="string">
            <text:p>Assembling machine 2</text:p>
          </table:table-cell>
          <table:table-cell table:style-name="ce190" office:value-type="float" office:value="0.75" calcext:value-type="float">
            <text:p>0.75</text:p>
          </table:table-cell>
          <table:table-cell table:style-name="ce196" office:value-type="float" office:value="2" calcext:value-type="float">
            <text:p>2</text:p>
          </table:table-cell>
          <table:table-cell table:style-name="ce184" office:value-type="string" calcext:value-type="string">
            <text:p>Speed 2</text:p>
          </table:table-cell>
          <table:table-cell table:style-name="ce190" office:value-type="float" office:value="30" calcext:value-type="float">
            <text:p>30</text:p>
          </table:table-cell>
          <table:table-cell table:style-name="ce209" office:value-type="float" office:value="0" calcext:value-type="float">
            <text:p>0</text:p>
          </table:table-cell>
          <table:table-cell table:style-name="ce184" office:value-type="string" calcext:value-type="string">
            <text:p>Speed 2</text:p>
          </table:table-cell>
          <table:table-cell table:style-name="ce209" office:value-type="float" office:value="30" calcext:value-type="float">
            <text:p>30</text:p>
          </table:table-cell>
          <table:table-cell table:style-name="ce190"/>
          <table:table-cell table:number-columns-repeated="1015"/>
        </table:table-row>
        <table:table-row table:style-name="ro4">
          <table:table-cell table:style-name="ce184" office:value-type="string" calcext:value-type="string">
            <text:p>Manual crafting</text:p>
          </table:table-cell>
          <table:table-cell table:style-name="ce190" office:value-type="float" office:value="1" calcext:value-type="float">
            <text:p>1</text:p>
          </table:table-cell>
          <table:table-cell table:style-name="ce196" office:value-type="float" office:value="0" calcext:value-type="float">
            <text:p>0</text:p>
          </table:table-cell>
          <table:table-cell table:style-name="ce184" office:value-type="string" calcext:value-type="string">
            <text:p>Speed 3</text:p>
          </table:table-cell>
          <table:table-cell table:style-name="ce190" office:value-type="float" office:value="50" calcext:value-type="float">
            <text:p>50</text:p>
          </table:table-cell>
          <table:table-cell table:style-name="ce209" office:value-type="float" office:value="0" calcext:value-type="float">
            <text:p>0</text:p>
          </table:table-cell>
          <table:table-cell table:style-name="ce184" office:value-type="string" calcext:value-type="string">
            <text:p>Speed 3</text:p>
          </table:table-cell>
          <table:table-cell table:style-name="ce209" office:value-type="float" office:value="50" calcext:value-type="float">
            <text:p>50</text:p>
          </table:table-cell>
          <table:table-cell table:style-name="ce190"/>
          <table:table-cell table:number-columns-repeated="1015"/>
        </table:table-row>
        <table:table-row table:style-name="ro4">
          <table:table-cell table:style-name="ce184" office:value-type="string" calcext:value-type="string">
            <text:p>Assembling machine 3</text:p>
          </table:table-cell>
          <table:table-cell table:style-name="ce190" office:value-type="float" office:value="1.25" calcext:value-type="float">
            <text:p>1.25</text:p>
          </table:table-cell>
          <table:table-cell table:style-name="ce196" office:value-type="float" office:value="4" calcext:value-type="float">
            <text:p>4</text:p>
          </table:table-cell>
          <table:table-cell table:style-name="ce184" office:value-type="string" calcext:value-type="string">
            <text:p>Productivity 1</text:p>
          </table:table-cell>
          <table:table-cell table:style-name="ce190" office:value-type="float" office:value="-5" calcext:value-type="float">
            <text:p>-5</text:p>
          </table:table-cell>
          <table:table-cell table:style-name="ce209" office:value-type="float" office:value="4" calcext:value-type="float">
            <text:p>4</text:p>
          </table:table-cell>
          <table:table-cell table:style-name="ce184"/>
          <table:table-cell table:style-name="ce209"/>
          <table:table-cell table:style-name="ce190"/>
          <table:table-cell table:number-columns-repeated="1015"/>
        </table:table-row>
        <table:table-row table:style-name="ro4">
          <table:table-cell table:style-name="ce185" office:value-type="string" calcext:value-type="string">
            <text:p>Oil refinery</text:p>
          </table:table-cell>
          <table:table-cell table:style-name="ce19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84" office:value-type="string" calcext:value-type="string">
            <text:p>Productivity 2</text:p>
          </table:table-cell>
          <table:table-cell table:style-name="ce190" office:value-type="float" office:value="-10" calcext:value-type="float">
            <text:p>-10</text:p>
          </table:table-cell>
          <table:table-cell table:style-name="ce209" office:value-type="float" office:value="6" calcext:value-type="float">
            <text:p>6</text:p>
          </table:table-cell>
          <table:table-cell table:style-name="ce184"/>
          <table:table-cell table:style-name="ce209"/>
          <table:table-cell table:style-name="ce190"/>
          <table:table-cell table:number-columns-repeated="1015"/>
        </table:table-row>
        <table:table-row table:style-name="ro4">
          <table:table-cell table:style-name="ce185" office:value-type="string" calcext:value-type="string">
            <text:p>Chemical plant</text:p>
          </table:table-cell>
          <table:table-cell table:style-name="ce19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84" office:value-type="string" calcext:value-type="string">
            <text:p>Productivity 3</text:p>
          </table:table-cell>
          <table:table-cell table:style-name="ce190" office:value-type="float" office:value="-15" calcext:value-type="float">
            <text:p>-15</text:p>
          </table:table-cell>
          <table:table-cell table:style-name="ce209" office:value-type="float" office:value="10" calcext:value-type="float">
            <text:p>10</text:p>
          </table:table-cell>
          <table:table-cell table:style-name="ce184"/>
          <table:table-cell table:style-name="ce209"/>
          <table:table-cell table:style-name="ce190"/>
          <table:table-cell table:number-columns-repeated="1015"/>
        </table:table-row>
        <table:table-row table:style-name="ro4">
          <table:table-cell table:style-name="ce185" office:value-type="string" calcext:value-type="string">
            <text:p>Electric mining drill</text:p>
          </table:table-cell>
          <table:table-cell table:style-name="ce191" office:value-type="float" office:value="0.5" calcext:value-type="float">
            <text:p>0.5</text:p>
          </table:table-cell>
          <table:table-cell table:style-name="ce197" office:value-type="float" office:value="3" calcext:value-type="float">
            <text:p>3</text:p>
          </table:table-cell>
          <table:table-cell table:style-name="ce185"/>
          <table:table-cell table:style-name="ce191"/>
          <table:table-cell table:style-name="ce210"/>
          <table:table-cell table:style-name="ce186"/>
          <table:table-cell table:style-name="ce197"/>
          <table:table-cell table:style-name="ce192"/>
          <table:table-cell table:number-columns-repeated="1015"/>
        </table:table-row>
        <table:table-row table:style-name="ro4">
          <table:table-cell table:style-name="ce185" office:value-type="string" calcext:value-type="string">
            <text:p>Electric furnace</text:p>
          </table:table-cell>
          <table:table-cell table:style-name="ce191" office:value-type="float" office:value="2" calcext:value-type="float">
            <text:p>2</text:p>
          </table:table-cell>
          <table:table-cell table:style-name="ce197" office:value-type="float" office:value="2" calcext:value-type="float">
            <text:p>2</text:p>
          </table:table-cell>
          <table:table-cell table:style-name="ce185"/>
          <table:table-cell table:style-name="ce191"/>
          <table:table-cell table:style-name="ce210"/>
          <table:table-cell table:style-name="ce186"/>
          <table:table-cell table:style-name="ce197"/>
          <table:table-cell table:style-name="ce192"/>
          <table:table-cell table:number-columns-repeated="1015"/>
        </table:table-row>
        <table:table-row table:style-name="ro4">
          <table:table-cell table:style-name="ce185" office:value-type="string" calcext:value-type="string">
            <text:p>Lab</text:p>
          </table:table-cell>
          <table:table-cell table:style-name="ce191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185"/>
          <table:table-cell table:style-name="ce191"/>
          <table:table-cell table:style-name="ce210"/>
          <table:table-cell table:style-name="ce186"/>
          <table:table-cell table:style-name="ce197"/>
          <table:table-cell table:style-name="ce192"/>
          <table:table-cell table:number-columns-repeated="1015"/>
        </table:table-row>
        <table:table-row table:style-name="ro4">
          <table:table-cell table:style-name="ce185" office:value-type="string" calcext:value-type="string">
            <text:p>Centrifuge</text:p>
          </table:table-cell>
          <table:table-cell table:style-name="ce191" office:value-type="float" office:value="1" calcext:value-type="float">
            <text:p>1</text:p>
          </table:table-cell>
          <table:table-cell table:style-name="ce197" office:value-type="float" office:value="2" calcext:value-type="float">
            <text:p>2</text:p>
          </table:table-cell>
          <table:table-cell table:style-name="ce207"/>
          <table:table-cell table:style-name="ce208"/>
          <table:table-cell table:style-name="ce211"/>
          <table:table-cell table:style-name="ce187"/>
          <table:table-cell table:style-name="ce198"/>
          <table:table-cell table:style-name="ce192"/>
          <table:table-cell table:number-columns-repeated="1015"/>
        </table:table-row>
        <table:table-row table:style-name="ro6" table:number-rows-repeated="4">
          <table:table-cell table:style-name="ce186"/>
          <table:table-cell table:style-name="ce192"/>
          <table:table-cell table:style-name="ce197"/>
          <table:table-cell table:number-columns-repeated="1021"/>
        </table:table-row>
        <table:table-row table:style-name="ro6">
          <table:table-cell/>
          <table:table-cell table:style-name="ce192"/>
          <table:table-cell table:style-name="ce197"/>
          <table:table-cell table:number-columns-repeated="1021"/>
        </table:table-row>
        <table:table-row table:style-name="ro6" table:number-rows-repeated="4">
          <table:table-cell table:style-name="ce186"/>
          <table:table-cell table:style-name="ce192"/>
          <table:table-cell table:style-name="ce197"/>
          <table:table-cell table:number-columns-repeated="1021"/>
        </table:table-row>
        <table:table-row table:style-name="ro6">
          <table:table-cell table:style-name="ce187"/>
          <table:table-cell table:style-name="ce193"/>
          <table:table-cell table:style-name="ce198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9">
          <table:table-cell table:style-name="ce188" office:value-type="string" calcext:value-type="string">
            <text:p>Beacon type</text:p>
          </table:table-cell>
          <table:table-cell table:style-name="ce194" office:value-type="string" calcext:value-type="string">
            <text:p>Distribution efficiency</text:p>
          </table:table-cell>
          <table:table-cell table:style-name="ce199" office:value-type="string" calcext:value-type="string">
            <text:p>Module count</text:p>
          </table:table-cell>
          <table:table-cell table:number-columns-repeated="1021"/>
        </table:table-row>
        <table:table-row table:style-name="ro6">
          <table:table-cell table:style-name="ce187" office:value-type="string" calcext:value-type="string">
            <text:p>Beacon</text:p>
          </table:table-cell>
          <table:table-cell table:style-name="ce193" office:value-type="float" office:value="0.5" calcext:value-type="float">
            <text:p>0.5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1021"/>
        </table:table-row>
        <table:table-row table:style-name="ro6" table:number-rows-repeated="1048383">
          <table:table-cell table:number-columns-repeated="1024"/>
        </table:table-row>
        <table:table-row table:style-name="ro7" table:number-rows-repeated="1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chine configurations" table:style-name="ta5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7" table:number-columns-repeated="997" table:default-cell-style-name="Default"/>
        <table:table-row table:style-name="ro10">
          <table:table-cell office:value-type="string" calcext:value-type="string">
            <text:p>Machine configuration</text:p>
          </table:table-cell>
          <table:table-cell/>
          <table:table-cell office:value-type="string" calcext:value-type="string">
            <text:p>Everything is “per machine”</text:p>
          </table:table-cell>
          <table:table-cell table:number-columns-repeated="1021"/>
        </table:table-row>
        <table:table-row table:style-name="ro8">
          <table:table-cell table:style-name="ce52" office:value-type="string" calcext:value-type="string">
            <text:p>Recipe name</text:p>
          </table:table-cell>
          <table:table-cell table:style-name="ce124" office:value-type="string" calcext:value-type="string">
            <text:p>Copper cables,</text:p>
            <text:p>electronic circuits</text:p>
          </table:table-cell>
          <table:table-cell table:style-name="ce57" office:value-type="string" calcext:value-type="string">
            <text:p>Module type</text:p>
          </table:table-cell>
          <table:table-cell table:style-name="ce57" office:value-type="string" calcext:value-type="string">
            <text:p>Module count</text:p>
          </table:table-cell>
          <table:table-cell table:style-name="ce57" office:value-type="string" calcext:value-type="string">
            <text:p>Speed modifier. %</text:p>
          </table:table-cell>
          <table:table-cell table:style-name="ce80" office:value-type="string" calcext:value-type="string">
            <text:p>Productivity modifier, %</text:p>
          </table:table-cell>
          <table:table-cell table:style-name="ce86" table:number-columns-repeated="1017"/>
          <table:table-cell/>
        </table:table-row>
        <table:table-row table:style-name="ro1">
          <table:table-cell table:style-name="ce90" office:value-type="string" calcext:value-type="string">
            <text:p>Machine type</text:p>
          </table:table-cell>
          <table:table-cell table:style-name="ce222" table:content-validation-name="val1" office:value-type="string" calcext:value-type="string">
            <text:p>Assembling machine 3</text:p>
          </table:table-cell>
          <table:table-cell table:style-name="ce222" table:content-validation-name="val2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3]*VLOOKUP([.C3]; Modules_all; 2;0)" office:value-type="float" office:value="0" calcext:value-type="float">
            <text:p>0</text:p>
          </table:table-cell>
          <table:table-cell table:style-name="ce81" table:formula="of:=[.D3]*VLOOKUP([.C3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0" office:value-type="string" calcext:value-type="string">
            <text:p>Crafting speed</text:p>
          </table:table-cell>
          <table:table-cell table:style-name="ce98" table:formula="of:=VLOOKUP([.B3]; Machine_data; 2;0)" office:value-type="float" office:value="1.25" calcext:value-type="float">
            <text:p>1.25</text:p>
          </table:table-cell>
          <table:table-cell table:style-name="ce222" table:content-validation-name="val2" office:value-type="string" calcext:value-type="string">
            <text:p>Productivity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4]*VLOOKUP([.C4]; Modules_all; 2;0)" office:value-type="float" office:value="-0" calcext:value-type="float">
            <text:p>0</text:p>
          </table:table-cell>
          <table:table-cell table:style-name="ce81" table:formula="of:=[.D4]*VLOOKUP([.C4]; Modules_all; 3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91" office:value-type="string" calcext:value-type="string">
            <text:p>Modue slots</text:p>
          </table:table-cell>
          <table:table-cell table:style-name="ce71" table:formula="of:=VLOOKUP([.B3];Machine_data;3;0)" office:value-type="float" office:value="4" calcext:value-type="float">
            <text:p>4</text:p>
          </table:table-cell>
          <table:table-cell table:style-name="ce222" table:content-validation-name="val2" office:value-type="string" calcext:value-type="string">
            <text:p>Productivity 3</text:p>
          </table:table-cell>
          <table:table-cell table:style-name="ce75" office:value-type="float" office:value="4" calcext:value-type="float">
            <text:p>4</text:p>
          </table:table-cell>
          <table:table-cell table:style-name="ce77" table:formula="of:=[.D5]*VLOOKUP([.C5]; Modules_all; 2;0)" office:value-type="float" office:value="-60" calcext:value-type="float">
            <text:p>-60</text:p>
          </table:table-cell>
          <table:table-cell table:style-name="ce82" table:formula="of:=[.D5]*VLOOKUP([.C5]; Modules_all; 3;0)" office:value-type="float" office:value="40" calcext:value-type="float">
            <text:p>40</text:p>
          </table:table-cell>
          <table:table-cell table:number-columns-repeated="1018"/>
        </table:table-row>
        <table:table-row table:style-name="ro6">
          <table:table-cell table:style-name="ce217"/>
          <table:table-cell table:style-name="ce70" office:value-type="string" calcext:value-type="string">
            <text:p>Beacon modules</text:p>
          </table:table-cell>
          <table:table-cell table:style-name="ce222" table:content-validation-name="val3" office:value-type="string" calcext:value-type="string">
            <text:p>Speed 1</text:p>
          </table:table-cell>
          <table:table-cell table:style-name="ce73" office:value-type="float" office:value="0" calcext:value-type="float">
            <text:p>0</text:p>
          </table:table-cell>
          <table:table-cell table:style-name="ce72" table:formula="of:=[.D6]*INDEX(Beacon_data;1;1)*[.$B7]*VLOOKUP([.C6];Modules_beacons; 2;0)" office:value-type="float" office:value="0" calcext:value-type="float">
            <text:p>0</text:p>
          </table:table-cell>
          <table:table-cell table:style-name="ce81"/>
          <table:table-cell table:number-columns-repeated="1018"/>
        </table:table-row>
        <table:table-row table:style-name="ro10">
          <table:table-cell table:style-name="ce217" office:value-type="string" calcext:value-type="string">
            <text:p>Beacon count</text:p>
          </table:table-cell>
          <table:table-cell table:style-name="ce73" office:value-type="float" office:value="1" calcext:value-type="float">
            <text:p>1</text:p>
          </table:table-cell>
          <table:table-cell table:style-name="ce222" table:content-validation-name="val3" office:value-type="string" calcext:value-type="string">
            <text:p>Speed 3</text:p>
          </table:table-cell>
          <table:table-cell table:style-name="ce73" office:value-type="float" office:value="2" calcext:value-type="float">
            <text:p>2</text:p>
          </table:table-cell>
          <table:table-cell table:style-name="ce72" table:formula="of:=[.D7]*INDEX(Beacon_data;1;1)*[.$B7]*VLOOKUP([.C7];Modules_beacons; 2;0)" office:value-type="float" office:value="50" calcext:value-type="float">
            <text:p>50</text:p>
          </table:table-cell>
          <table:table-cell table:style-name="ce81"/>
          <table:table-cell table:number-columns-repeated="1018"/>
        </table:table-row>
        <table:table-row table:style-name="ro10">
          <table:table-cell table:style-name="ce55"/>
          <table:table-cell table:style-name="ce217"/>
          <table:table-cell table:style-name="ce75" office:value-type="string" calcext:value-type="string">
            <text:p>Additional modifiers</text:p>
          </table:table-cell>
          <table:table-cell table:style-name="ce106"/>
          <table:table-cell table:style-name="ce75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 table:style-name="ce94" office:value-type="string" calcext:value-type="string">
            <text:p>Alert: too many modules in machine</text:p>
          </table:table-cell>
          <table:table-cell table:style-name="ce217"/>
          <table:table-cell table:style-name="ce129" table:formula="of:=IF(SUM([.D3:.D5])&gt;[.B5];&quot;ACTIVE&quot;;&quot;Inactive&quot;)" office:value-type="string" office:string-value="Inactive" calcext:value-type="string">
            <text:p>Inactive</text:p>
          </table:table-cell>
          <table:table-cell table:style-name="ce217"/>
          <table:table-cell table:style-name="ce78" office:value-type="string" calcext:value-type="string">
            <text:p>Crafting speed</text:p>
          </table:table-cell>
          <table:table-cell table:style-name="ce84" office:value-type="string" calcext:value-type="string">
            <text:p>Productivity modifier</text:p>
          </table:table-cell>
          <table:table-cell table:number-columns-repeated="1018"/>
        </table:table-row>
        <table:table-row table:style-name="ro10">
          <table:table-cell table:style-name="ce94" office:value-type="string" calcext:value-type="string">
            <text:p>Alert: too many modules in beacon</text:p>
          </table:table-cell>
          <table:table-cell table:style-name="ce94"/>
          <table:table-cell table:style-name="ce129" table:formula="of:=IF(SUM([.D6:.D7])&gt;INDEX(Beacon_data;1;2);&quot;ACTIVE&quot;;&quot;Inactive&quot;)" office:value-type="string" office:string-value="Inactive" calcext:value-type="string">
            <text:p>Inactive</text:p>
          </table:table-cell>
          <table:table-cell table:style-name="ce94"/>
          <table:table-cell table:style-name="ce79" table:formula="of:=[.$B4]*(1+SUM([.E3:.E8])/100)" office:value-type="float" office:value="1.125" calcext:value-type="float">
            <text:p>1.125</text:p>
          </table:table-cell>
          <table:table-cell table:style-name="ce85" table:formula="of:=1+SUM([.F3:.F8])/100" office:value-type="float" office:value="1.4" calcext:value-type="float">
            <text:p>1.4</text:p>
          </table:table-cell>
          <table:table-cell table:number-columns-repeated="1018"/>
        </table:table-row>
        <table:table-row table:style-name="ro11">
          <table:table-cell table:style-name="ce95" office:value-type="string" calcext:value-type="string" table:number-columns-spanned="2" table:number-rows-spanned="1">
            <text:p>Alert: beacons don’t affect machine without module slots</text:p>
          </table:table-cell>
          <table:covered-table-cell table:style-name="ce217"/>
          <table:table-cell table:style-name="ce130" table:formula="of:=IF(AND([.B5] = 0; SUM([.B7];[.D6];[.D7])&gt;0);&quot;ACTIVE&quot;;&quot;Inactive&quot;)" office:value-type="string" office:string-value="Inactive" calcext:value-type="string">
            <text:p>Inactive</text:p>
          </table:table-cell>
          <table:table-cell table:style-name="ce217"/>
          <table:table-cell table:number-columns-repeated="1020"/>
        </table:table-row>
        <table:table-row table:style-name="ro10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10" table:number-rows-repeated="2">
          <table:table-cell table:number-columns-repeated="5"/>
          <table:table-cell table:style-name="ce192"/>
          <table:table-cell/>
          <table:table-cell table:style-name="ce192" table:number-columns-repeated="2"/>
          <table:table-cell/>
          <table:table-cell table:style-name="ce192" table:number-columns-repeated="2"/>
          <table:table-cell/>
          <table:table-cell table:style-name="ce192" table:number-columns-repeated="2"/>
          <table:table-cell/>
          <table:table-cell table:style-name="ce192" table:number-columns-repeated="2"/>
          <table:table-cell/>
          <table:table-cell table:style-name="ce192"/>
          <table:table-cell table:number-columns-repeated="1004"/>
        </table:table-row>
        <table:table-row table:style-name="ro6">
          <table:table-cell table:number-columns-repeated="5"/>
          <table:table-cell table:style-name="ce192" table:number-columns-repeated="15"/>
          <table:table-cell table:number-columns-repeated="1004"/>
        </table:table-row>
        <table:table-row table:style-name="ro6" table:number-rows-repeated="104853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achine configurations'.C9:'Machine configurations'.C11">
            <calcext:condition calcext:apply-style-name="Error" calcext:value="=&quot;ACTIVE&quot;" calcext:base-cell-address="'Machine configurations'.C9"/>
          </calcext:conditional-format>
        </calcext:conditional-formats>
      </table:table>
      <table:table table:name="Balance sheet" table:style-name="ta4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ce245"/>
        <table:table-column table:style-name="co30" table:default-cell-style-name="ce245"/>
        <table:table-column table:style-name="co31" table:default-cell-style-name="ce251"/>
        <table:table-column table:style-name="co29" table:default-cell-style-name="ce245"/>
        <table:table-column table:style-name="co30" table:default-cell-style-name="ce245"/>
        <table:table-column table:style-name="co31" table:default-cell-style-name="ce251"/>
        <table:table-column table:style-name="co29" table:default-cell-style-name="ce245"/>
        <table:table-column table:style-name="co30" table:default-cell-style-name="ce245"/>
        <table:table-column table:style-name="co31" table:default-cell-style-name="ce251"/>
        <table:table-column table:style-name="co29" table:default-cell-style-name="ce245"/>
        <table:table-column table:style-name="co30" table:default-cell-style-name="ce245"/>
        <table:table-column table:style-name="co31" table:default-cell-style-name="ce251"/>
        <table:table-row table:style-name="ro10">
          <table:table-cell table:number-columns-repeated="5"/>
          <table:table-cell table:style-name="ce244" office:value-type="string" calcext:value-type="string" table:number-columns-spanned="3" table:number-rows-spanned="1">
            <text:p>Electronic circuit</text:p>
          </table:table-cell>
          <table:covered-table-cell table:style-name="ce247"/>
          <table:covered-table-cell table:style-name="ce249"/>
          <table:table-cell table:style-name="ce244" office:value-type="string" calcext:value-type="string" table:number-columns-spanned="3" table:number-rows-spanned="1">
            <text:p>Iron plate</text:p>
          </table:table-cell>
          <table:covered-table-cell table:style-name="ce247"/>
          <table:covered-table-cell table:style-name="ce249"/>
          <table:table-cell table:style-name="ce244" office:value-type="string" calcext:value-type="string" table:number-columns-spanned="3" table:number-rows-spanned="1">
            <text:p>Copper cable</text:p>
          </table:table-cell>
          <table:covered-table-cell table:style-name="ce247"/>
          <table:covered-table-cell table:style-name="ce249"/>
          <table:table-cell table:style-name="ce244" office:value-type="string" calcext:value-type="string" table:number-columns-spanned="3" table:number-rows-spanned="1">
            <text:p>Copper plate</text:p>
          </table:table-cell>
          <table:covered-table-cell table:style-name="ce247"/>
          <table:covered-table-cell table:style-name="ce249"/>
        </table:table-row>
        <table:table-row table:style-name="ro11">
          <table:table-cell/>
          <table:table-cell table:style-name="ce243" office:value-type="string" calcext:value-type="string">
            <text:p>Machine count</text:p>
          </table:table-cell>
          <table:table-cell office:value-type="string" calcext:value-type="string">
            <text:p>Duration, sec</text:p>
          </table:table-cell>
          <table:table-cell table:style-name="ce243" office:value-type="string" calcext:value-type="string">
            <text:p>Crafting speed</text:p>
          </table:table-cell>
          <table:table-cell table:style-name="ce243" office:value-type="string" calcext:value-type="string">
            <text:p>Productivity modifier</text:p>
          </table:table-cell>
          <table:table-cell table:style-name="ce244" office:value-type="string" calcext:value-type="string">
            <office:annotation draw:style-name="gr3" draw:text-style-name="P2" svg:width="1.1413in" svg:height="0.7083in" svg:x="5.6925in" svg:y="0in" draw:caption-point-x="-0.2402in" draw:caption-point-y="0.1819in">
              <dc:date>2023-09-02T00:00:00</dc:date>
              <text:p text:style-name="P1"><text:span text:style-name="T1">Input ingredient count</text:span></text:p>
            </office:annotation>
            <text:p>I</text:p>
          </table:table-cell>
          <table:table-cell table:style-name="ce247" office:value-type="string" calcext:value-type="string">
            <office:annotation draw:style-name="gr3" draw:text-style-name="P2" svg:width="1.1413in" svg:height="0.7083in" svg:x="6.2425in" svg:y="0in" draw:caption-point-x="-0.2402in" draw:caption-point-y="0.1819in">
              <dc:date>2023-09-02T00:00:00</dc:date>
              <text:p text:style-name="P1"><text:span text:style-name="T1">Output ingredient count</text:span></text:p>
            </office:annotation>
            <text:p>O</text:p>
          </table:table-cell>
          <table:table-cell table:style-name="ce250" office:value-type="string" calcext:value-type="string">
            <office:annotation draw:style-name="gr4" draw:text-style-name="P2" svg:width="1.1413in" svg:height="0.8567in" svg:x="6.7815in" svg:y="0in" draw:caption-point-x="-0.2402in" draw:caption-point-y="0.1819in">
              <dc:date>2023-12-29T00:00:00</dc:date>
              <text:p text:style-name="P1"><text:span text:style-name="T1">Rate</text:span></text:p>
              <text:p text:style-name="P1"><text:span text:style-name="T1">If &gt;0 – item produced</text:span></text:p>
              <text:p text:style-name="P1"><text:span text:style-name="T1">If &lt;0 – item consumed</text:span></text:p>
            </office:annotation>
            <text:p>R</text:p>
          </table:table-cell>
          <table:table-cell table:style-name="ce244" office:value-type="string" calcext:value-type="string">
            <text:p>I</text:p>
          </table:table-cell>
          <table:table-cell table:style-name="ce247" office:value-type="string" calcext:value-type="string">
            <text:p>O</text:p>
          </table:table-cell>
          <table:table-cell table:style-name="ce250" office:value-type="string" calcext:value-type="string">
            <text:p>R</text:p>
          </table:table-cell>
          <table:table-cell table:style-name="ce244" office:value-type="string" calcext:value-type="string">
            <text:p>I</text:p>
          </table:table-cell>
          <table:table-cell table:style-name="ce247" office:value-type="string" calcext:value-type="string">
            <text:p>O</text:p>
          </table:table-cell>
          <table:table-cell table:style-name="ce250" office:value-type="string" calcext:value-type="string">
            <text:p>R</text:p>
          </table:table-cell>
          <table:table-cell table:style-name="ce244" office:value-type="string" calcext:value-type="string">
            <text:p>I</text:p>
          </table:table-cell>
          <table:table-cell table:style-name="ce247" office:value-type="string" calcext:value-type="string">
            <text:p>O</text:p>
          </table:table-cell>
          <table:table-cell table:style-name="ce250" office:value-type="string" calcext:value-type="string">
            <text:p>R</text:p>
          </table:table-cell>
        </table:table-row>
        <table:table-row table:style-name="ro6">
          <table:table-cell office:value-type="string" calcext:value-type="string">
            <text:p>Electronic circuits</text:p>
          </table:table-cell>
          <table:table-cell table:formula="of:=[$'Matching copper cables to electronic circuits'.G5]" office:value-type="float" office:value="14" calcext:value-type="float">
            <text:p>14</text:p>
          </table:table-cell>
          <table:table-cell table:formula="of:=[$'Matching copper cables to electronic circuits'.B3]" office:value-type="float" office:value="0.5" calcext:value-type="float">
            <text:p>0.5</text:p>
          </table:table-cell>
          <table:table-cell table:style-name="ce217" table:formula="of:=[$'Machine configurations'.E10]" office:value-type="float" office:value="1.125" calcext:value-type="float">
            <text:p>1.125</text:p>
          </table:table-cell>
          <table:table-cell table:style-name="ce217" table:formula="of:=[$'Machine configurations'.F10]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D3]*[.$B3]*([.G3]-[.F3])*IF([.G3]&gt;[.F3]; [.$E3]; 1)/[.$C3]" office:value-type="float" office:value="44.1" calcext:value-type="float">
            <text:p>44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3]*[.$B3]*([.J3]-[.I3])*IF([.J3]&gt;[.I3]; [.$E3]; 1)/[.$C3]" office:value-type="float" office:value="-31.5" calcext:value-type="float">
            <text:p>-3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D3]*[.$B3]*([.M3]-[.L3])*IF([.M3]&gt;[.L3]; [.$E3]; 1)/[.$C3]" office:value-type="float" office:value="-94.5" calcext:value-type="float">
            <text:p>-9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3]*[.$B3]*([.P3]-[.O3])*IF([.P3]&gt;[.O3]; [.$E3]; 1)/[.$C3]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pper cable</text:p>
          </table:table-cell>
          <table:table-cell table:formula="of:=[$'Matching copper cables to electronic circuits'.H5]" office:value-type="float" office:value="15" calcext:value-type="float">
            <text:p>15</text:p>
          </table:table-cell>
          <table:table-cell table:formula="of:=[$'Matching copper cables to electronic circuits'.C3]" office:value-type="float" office:value="0.5" calcext:value-type="float">
            <text:p>0.5</text:p>
          </table:table-cell>
          <table:table-cell table:style-name="ce217" table:formula="of:=[$'Machine configurations'.E10]" office:value-type="float" office:value="1.125" calcext:value-type="float">
            <text:p>1.125</text:p>
          </table:table-cell>
          <table:table-cell table:style-name="ce217" table:formula="of:=[$'Machine configurations'.F10]"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G4]-[.F4])*IF([.G4]&gt;[.F4]; [.$E4]; 1)/[.$C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4]*[.$B4]*([.J4]-[.I4])*IF([.J4]&gt;[.I4]; [.$E4]; 1)/[.$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D4]*[.$B4]*([.M4]-[.L4])*IF([.M4]&gt;[.L4]; [.$E4]; 1)/[.$C4]"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D4]*[.$B4]*([.P4]-[.O4])*IF([.P4]&gt;[.O4]; [.$E4]; 1)/[.$C4]" office:value-type="float" office:value="-33.75" calcext:value-type="float">
            <text:p>-33.75</text:p>
          </table:table-cell>
        </table:table-row>
        <table:table-row table:style-name="ro6">
          <table:table-cell office:value-type="string" calcext:value-type="string">
            <text:p>Total</text:p>
          </table:table-cell>
          <table:table-cell table:number-columns-repeated="4"/>
          <table:table-cell table:style-name="ce246"/>
          <table:table-cell table:style-name="ce248"/>
          <table:table-cell table:style-name="ce252" table:formula="of:=SUM([.H3:.H4])" office:value-type="float" office:value="44.1" calcext:value-type="float">
            <text:p>44.1</text:p>
          </table:table-cell>
          <table:table-cell table:style-name="ce246"/>
          <table:table-cell table:style-name="ce248"/>
          <table:table-cell table:style-name="ce252" table:formula="of:=SUM([.K3:.K4])" office:value-type="float" office:value="-31.5" calcext:value-type="float">
            <text:p>-31.5</text:p>
          </table:table-cell>
          <table:table-cell table:style-name="ce246"/>
          <table:table-cell table:style-name="ce248"/>
          <table:table-cell table:style-name="ce252" table:formula="of:=SUM([.N3:.N4])" office:value-type="float" office:value="0" calcext:value-type="float">
            <text:p>0</text:p>
          </table:table-cell>
          <table:table-cell table:style-name="ce246"/>
          <table:table-cell table:style-name="ce248"/>
          <table:table-cell table:style-name="ce252" table:formula="of:=SUM([.Q3:.Q4])" office:value-type="float" office:value="-33.75" calcext:value-type="float">
            <text:p>-33.75</text:p>
          </table:table-cell>
        </table:table-row>
        <calcext:conditional-formats>
          <calcext:conditional-format calcext:target-range-address="'Balance sheet'.H1:'Balance sheet'.H5 'Balance sheet'.K1:'Balance sheet'.K5 'Balance sheet'.N1:'Balance sheet'.N5 'Balance sheet'.Q1:'Balance sheet'.Q5">
            <calcext:condition calcext:apply-style-name="Bad" calcext:value="&lt;0" calcext:base-cell-address="'Balance sheet'.H1"/>
            <calcext:condition calcext:apply-style-name="Good" calcext:value="&gt;0" calcext:base-cell-address="'Balance sheet'.H1"/>
          </calcext:conditional-format>
        </calcext:conditional-formats>
      </table:table>
      <table:named-expressions>
        <table:named-range table:name="Beacon_data" table:base-cell-address="$'Constant data'.$B$24" table:cell-range-address="$'Constant data'.$B$24:.$C$24"/>
        <table:named-range table:name="Machine_data" table:base-cell-address="$'Constant data'.$A$1" table:cell-range-address="$'Constant data'.$A$2:.$C$21"/>
        <table:named-range table:name="Modules_all" table:base-cell-address="$'Constant data'.$D$2" table:cell-range-address="$'Constant data'.$D$2:.$F$11"/>
        <table:named-range table:name="Modules_beacons" table:base-cell-address="$'Constant data'.$G$2" table:cell-range-address="$'Constant data'.$G$2:.$H$11"/>
        <table:named-range table:name="Ratios" table:base-cell-address="$'Constant data'.$C$28" table:cell-range-address="$'Constant data'.$C$28:.$C$18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6" number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4c7c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_20_calculator_20_template" style:display-name="PageStyle_Recipe calculator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Copper_20_cable_20_build_20_to_20_verify_20_formulas" style:display-name="PageStyle_Test Copper cable build to verify 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rmula_20_test" style:display-name="PageStyle_Formula 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ouble_20_recipe_20_matching_20_template" style:display-name="PageStyle_Double recipe matching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cessing_20_unit_20_build" style:display-name="PageStyle_Processing unit buil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per_20_cable" style:display-name="PageStyle_Copper ca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_20_matching_20_-_20_red_20_and_20_blue_20_circuits" style:display-name="PageStyle_Recipe matching - red and blue circu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lectronic_20_circuits" style:display-name="PageStyle_Electronic circu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P_20_-_20_advanced_20_circuit" style:display-name="PageStyle_WIP - advanced circu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P_20_-_20_processing_20_unit" style:display-name="PageStyle_WIP - processing 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cessing_20_unit_20_-_20_prev._20_generation_2c__20_AM2_2c_no_20_modules" style:display-name="PageStyle_Processing unit - prev. generation, AM2,no modu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hine_20_data" style:display-name="PageStyle_Machine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iedza" style:display-name="PageStyle_Wiedz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vanced_20_machines" style:display-name="PageStyle_Advanced machin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ion" style:display-name="PageStyle_Produc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sonal_20_equipment" style:display-name="PageStyle_Personal equip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uel_20_comparison_20_" style:display-name="PageStyle_Fuel comparison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4-07-07T19:27:11.565000000</dc:date>
    <meta:editing-duration>PT4H39M41S</meta:editing-duration>
    <meta:editing-cycles>57</meta:editing-cycles>
    <meta:document-statistic meta:table-count="4" meta:cell-count="739" meta:object-count="0"/>
  </office:meta>
</office:document-meta>
</file>